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0.549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0.584cm"/>
    </style:style>
    <style:style style:name="co13" style:family="table-column">
      <style:table-column-properties fo:break-before="auto" style:column-width="0.831cm"/>
    </style:style>
    <style:style style:name="co14" style:family="table-column">
      <style:table-column-properties fo:break-before="auto" style:column-width="0.766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0.806cm"/>
    </style:style>
    <style:style style:name="co17" style:family="table-column">
      <style:table-column-properties fo:break-before="auto" style:column-width="1.596cm"/>
    </style:style>
    <style:style style:name="co18" style:family="table-column">
      <style:table-column-properties fo:break-before="auto" style:column-width="1.515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473cm"/>
    </style:style>
    <style:style style:name="co22" style:family="table-column">
      <style:table-column-properties fo:break-before="auto" style:column-width="0.721cm"/>
    </style:style>
    <style:style style:name="co23" style:family="table-column">
      <style:table-column-properties fo:break-before="auto" style:column-width="1.139cm"/>
    </style:style>
    <style:style style:name="co24" style:family="table-column">
      <style:table-column-properties fo:break-before="auto" style:column-width="2.101cm"/>
    </style:style>
    <style:style style:name="co25" style:family="table-column">
      <style:table-column-properties fo:break-before="auto" style:column-width="1.72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7"/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83caff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1007.24">
            <text:p>1007,24</text:p>
          </table:table-cell>
          <table:table-cell table:style-name="ce10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1015.37">
            <text:p>1015,37</text:p>
          </table:table-cell>
          <table:table-cell office:value-type="float" office:value="10">
            <text:p>10</text:p>
          </table:table-cell>
          <table:table-cell>
            <draw:frame table:end-cell-address="r104.N19" table:end-x="1.592cm" table:end-y="0.263cm" draw:z-index="0" draw:style-name="gr1" svg:width="12.324cm" svg:height="8.281cm" svg:x="0.655cm" svg:y="0.023cm">
              <draw:object draw:notify-on-update-of-ranges="r104.E3:r104.E12 r104.F3:r104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986.9">
            <text:p>986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988.92">
            <text:p>988,9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002.81">
            <text:p>1002,8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991.19">
            <text:p>991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002.07">
            <text:p>1002,0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993.404">
            <text:p>993,4</text:p>
          </table:table-cell>
          <table:table-cell table:formula="of:=AVERAGE([.G3:.G1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9.50515249746158">
            <text:p>9,51</text:p>
          </table:table-cell>
          <table:table-cell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956826477189701">
            <text:p>0,957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string" table:number-columns-spanned="9" table:number-rows-spanned="1">
            <text:p>RARV²</text:p>
          </table:table-cell>
          <table:covered-table-cell table:number-columns-repeated="3"/>
          <table:covered-table-cell table:style-name="Default"/>
          <table:covered-table-cell table:number-columns-repeated="4"/>
          <table:table-cell>
            <draw:frame table:end-cell-address="r104.O36" table:end-x="1.194cm" table:end-y="0.066cm" draw:z-index="1" draw:style-name="gr1" svg:width="12.067cm" svg:height="7.829cm" svg:x="0.417cm" svg:y="0.362cm">
              <draw:object draw:notify-on-update-of-ranges="r104.B23:r104.B31 r104.B21:r104.B21 r104.F23:r104.F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3559">
            <text:p>3559</text:p>
          </table:table-cell>
          <table:table-cell table:style-name="ce11" office:value-type="float" office:value="26.5">
            <text:p>26,5</text:p>
          </table:table-cell>
          <table:table-cell table:style-name="ce19" office:value-type="float" office:value="26.35">
            <text:p>26,3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10">
            <text:p>10</text:p>
          </table:table-cell>
          <table:table-cell table:style-name="ce12" office:value-type="float" office:value="8215">
            <text:p>8215</text:p>
          </table:table-cell>
          <table:table-cell table:style-name="ce12" office:value-type="float" office:value="87.57">
            <text:p>87,57</text:p>
          </table:table-cell>
          <table:table-cell table:style-name="ce20" office:value-type="float" office:value="87.65">
            <text:p>87,65</text:p>
          </table:table-cell>
          <table:table-cell table:formula="of:=AVERAGE([.G23];[.H23])" office:value-type="float" office:value="87.61">
            <text:p>87,61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80">
            <text:p>8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4902">
            <text:p>4902</text:p>
          </table:table-cell>
          <table:table-cell table:style-name="ce13" office:value-type="float" office:value="80.84">
            <text:p>80,84</text:p>
          </table:table-cell>
          <table:table-cell table:style-name="ce21" office:value-type="float" office:value="81.11">
            <text:p>81,11</text:p>
          </table:table-cell>
          <table:table-cell table:formula="of:=AVERAGE([.G24];[.H24])" office:value-type="float" office:value="80.975">
            <text:p>80,9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70">
            <text:p>7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5838">
            <text:p>5838</text:p>
          </table:table-cell>
          <table:table-cell table:style-name="ce13" office:value-type="float" office:value="72.7">
            <text:p>72,7</text:p>
          </table:table-cell>
          <table:table-cell table:style-name="ce21" office:value-type="float" office:value="72.78">
            <text:p>72,78</text:p>
          </table:table-cell>
          <table:table-cell table:formula="of:=AVERAGE([.G25];[.H25])" office:value-type="float" office:value="72.74">
            <text:p>72,7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60">
            <text:p>6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343">
            <text:p>2343</text:p>
          </table:table-cell>
          <table:table-cell table:style-name="ce13" office:value-type="float" office:value="64.02">
            <text:p>64,02</text:p>
          </table:table-cell>
          <table:table-cell table:style-name="ce21" office:value-type="float" office:value="63.94">
            <text:p>63,94</text:p>
          </table:table-cell>
          <table:table-cell table:formula="of:=AVERAGE([.G26];[.H26])" office:value-type="float" office:value="63.98">
            <text:p>63,9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777">
            <text:p>2777</text:p>
          </table:table-cell>
          <table:table-cell table:style-name="ce13" office:value-type="float" office:value="55.22">
            <text:p>55,22</text:p>
          </table:table-cell>
          <table:table-cell table:style-name="ce21" office:value-type="float" office:value="54.84">
            <text:p>54,84</text:p>
          </table:table-cell>
          <table:table-cell table:formula="of:=AVERAGE([.G27];[.H27])" office:value-type="float" office:value="55.03">
            <text:p>55,0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399">
            <text:p>2399</text:p>
          </table:table-cell>
          <table:table-cell table:style-name="ce13" office:value-type="float" office:value="45.85">
            <text:p>45,85</text:p>
          </table:table-cell>
          <table:table-cell table:style-name="ce21" office:value-type="float" office:value="46.12">
            <text:p>46,12</text:p>
          </table:table-cell>
          <table:table-cell table:formula="of:=AVERAGE([.G28];[.H28])" office:value-type="float" office:value="45.985">
            <text:p>45,99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362">
            <text:p>2362</text:p>
          </table:table-cell>
          <table:table-cell table:style-name="ce13" office:value-type="float" office:value="37.06">
            <text:p>37,06</text:p>
          </table:table-cell>
          <table:table-cell table:style-name="ce21" office:value-type="float" office:value="37.03">
            <text:p>37,03</text:p>
          </table:table-cell>
          <table:table-cell table:formula="of:=AVERAGE([.G29];[.H29])" office:value-type="float" office:value="37.045">
            <text:p>37,0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">
            <text:p>10</text:p>
          </table:table-cell>
          <table:table-cell table:style-name="ce13" office:value-type="float" office:value="2193">
            <text:p>2193</text:p>
          </table:table-cell>
          <table:table-cell table:style-name="ce13" office:value-type="float" office:value="28.01">
            <text:p>28,01</text:p>
          </table:table-cell>
          <table:table-cell table:style-name="ce21" office:value-type="float" office:value="27.96">
            <text:p>27,96</text:p>
          </table:table-cell>
          <table:table-cell table:formula="of:=AVERAGE([.G30];[.H30])" office:value-type="float" office:value="27.985">
            <text:p>27,99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 office:value-type="float" office:value="2199">
            <text:p>2199</text:p>
          </table:table-cell>
          <table:table-cell table:style-name="ce14" office:value-type="float" office:value="18.94">
            <text:p>18,94</text:p>
          </table:table-cell>
          <table:table-cell table:style-name="ce22" office:value-type="float" office:value="18.98">
            <text:p>18,98</text:p>
          </table:table-cell>
          <table:table-cell table:formula="of:=AVERAGE([.G31];[.H31])" office:value-type="float" office:value="18.96">
            <text:p>18,96</text:p>
          </table:table-cell>
          <table:table-cell/>
        </table:table-row>
      </table:table>
      <table:table table:name="rc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1629.44">
            <text:p>1629,44</text:p>
          </table:table-cell>
          <table:table-cell table:style-name="ce10" office:value-type="float" office:value="13">
            <text:p>13</text:p>
          </table:table-cell>
          <table:table-cell>
            <draw:frame table:end-cell-address="rc105.M15" table:end-x="0.876cm" table:end-y="0.414cm" draw:z-index="0" draw:style-name="gr1" svg:width="10.15cm" svg:height="7.198cm" svg:x="0.532cm" svg:y="0.252cm">
              <draw:object draw:notify-on-update-of-ranges="rc105.E3:rc105.E12 rc105.F3:rc105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1549.13">
            <text:p>1549,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1552.05">
            <text:p>1552,0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1552.312">
            <text:p>1552,31</text:p>
          </table:table-cell>
          <table:table-cell table:formula="of:=AVERAGE([.G3:.G12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10.2639356973824">
            <text:p>10,26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661203140694808">
            <text:p>0,661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²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>
            <draw:frame table:end-cell-address="rc105.N33" table:end-x="2.171cm" table:end-y="0.391cm" draw:z-index="1" draw:style-name="gr1" svg:width="12.218cm" svg:height="6.999cm" svg:x="0.163cm" svg:y="0.513cm">
              <draw:object draw:notify-on-update-of-ranges="rc105.B22:rc105.B30 rc105.F20:rc105.F20 rc105.F22:rc105.F30" xlink:href="./Object 4" xlink:type="simple" xlink:show="embed" xlink:actuate="onLoad"/>
              <draw:image xlink:href="./ObjectReplacements/Object 4" xlink:type="simple" xlink:show="embed" xlink:actuate="onLoad"/>
            </draw:frame>
          </table:covered-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7622">
            <text:p>7622</text:p>
          </table:table-cell>
          <table:table-cell table:style-name="ce11" office:value-type="float" office:value="23">
            <text:p>23</text:p>
          </table:table-cell>
          <table:table-cell table:style-name="ce19" office:value-type="float" office:value="23.07">
            <text:p>23,0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14">
            <text:p>14</text:p>
          </table:table-cell>
          <table:table-cell table:style-name="ce12" office:value-type="float" office:value="3528">
            <text:p>3528</text:p>
          </table:table-cell>
          <table:table-cell table:style-name="ce12" office:value-type="float" office:value="84.44">
            <text:p>84,44</text:p>
          </table:table-cell>
          <table:table-cell table:style-name="ce20" office:value-type="float" office:value="84.41">
            <text:p>84,41</text:p>
          </table:table-cell>
          <table:table-cell table:formula="of:=AVERAGE([.G22];[.H22])" office:value-type="float" office:value="84.425">
            <text:p>84,4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80">
            <text:p>8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3119">
            <text:p>3119</text:p>
          </table:table-cell>
          <table:table-cell table:style-name="ce13" office:value-type="float" office:value="78.4">
            <text:p>78,4</text:p>
          </table:table-cell>
          <table:table-cell table:style-name="ce21" office:value-type="float" office:value="78.2">
            <text:p>78,2</text:p>
          </table:table-cell>
          <table:table-cell table:formula="of:=AVERAGE([.G23];[.H23])" office:value-type="float" office:value="78.3">
            <text:p>78,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70">
            <text:p>7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3534">
            <text:p>3534</text:p>
          </table:table-cell>
          <table:table-cell table:style-name="ce13" office:value-type="float" office:value="70.86">
            <text:p>70,86</text:p>
          </table:table-cell>
          <table:table-cell table:style-name="ce21" office:value-type="float" office:value="70.74">
            <text:p>70,74</text:p>
          </table:table-cell>
          <table:table-cell table:formula="of:=AVERAGE([.G24];[.H24])" office:value-type="float" office:value="70.8">
            <text:p>70,8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60">
            <text:p>6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4114">
            <text:p>4114</text:p>
          </table:table-cell>
          <table:table-cell table:style-name="ce13" office:value-type="float" office:value="62.19">
            <text:p>62,19</text:p>
          </table:table-cell>
          <table:table-cell table:style-name="ce21" office:value-type="float" office:value="62.24">
            <text:p>62,24</text:p>
          </table:table-cell>
          <table:table-cell table:formula="of:=AVERAGE([.G25];[.H25])" office:value-type="float" office:value="62.215">
            <text:p>62,2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50">
            <text:p>5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3666">
            <text:p>3666</text:p>
          </table:table-cell>
          <table:table-cell table:style-name="ce13" office:value-type="float" office:value="53.43">
            <text:p>53,43</text:p>
          </table:table-cell>
          <table:table-cell table:style-name="ce21" office:value-type="float" office:value="53.48">
            <text:p>53,48</text:p>
          </table:table-cell>
          <table:table-cell table:formula="of:=AVERAGE([.G26];[.H26])" office:value-type="float" office:value="53.455">
            <text:p>53,4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7077">
            <text:p>7077</text:p>
          </table:table-cell>
          <table:table-cell table:style-name="ce13" office:value-type="float" office:value="44.29">
            <text:p>44,29</text:p>
          </table:table-cell>
          <table:table-cell table:style-name="ce21" office:value-type="float" office:value="44.22">
            <text:p>44,22</text:p>
          </table:table-cell>
          <table:table-cell table:formula="of:=AVERAGE([.G27];[.H27])" office:value-type="float" office:value="44.255">
            <text:p>44,2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6642">
            <text:p>6642</text:p>
          </table:table-cell>
          <table:table-cell table:style-name="ce13" office:value-type="float" office:value="34.93">
            <text:p>34,93</text:p>
          </table:table-cell>
          <table:table-cell table:style-name="ce21" office:value-type="float" office:value="34.96">
            <text:p>34,96</text:p>
          </table:table-cell>
          <table:table-cell table:formula="of:=AVERAGE([.G28];[.H28])" office:value-type="float" office:value="34.945">
            <text:p>34,9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4">
            <text:p>14</text:p>
          </table:table-cell>
          <table:table-cell table:style-name="ce13" office:value-type="float" office:value="4453">
            <text:p>4453</text:p>
          </table:table-cell>
          <table:table-cell table:style-name="ce13" office:value-type="float" office:value="25.63">
            <text:p>25,63</text:p>
          </table:table-cell>
          <table:table-cell table:style-name="ce21" office:value-type="float" office:value="25.69">
            <text:p>25,69</text:p>
          </table:table-cell>
          <table:table-cell table:formula="of:=AVERAGE([.G29];[.H29])" office:value-type="float" office:value="25.66">
            <text:p>25,66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4">
            <text:p>14</text:p>
          </table:table-cell>
          <table:table-cell table:style-name="ce14" office:value-type="float" office:value="112569">
            <text:p>112569</text:p>
          </table:table-cell>
          <table:table-cell table:style-name="ce14" office:value-type="float" office:value="16.03">
            <text:p>16,03</text:p>
          </table:table-cell>
          <table:table-cell table:style-name="ce22" office:value-type="float" office:value="16.11">
            <text:p>16,11</text:p>
          </table:table-cell>
          <table:table-cell table:formula="of:=AVERAGE([.G30];[.H30])" office:value-type="float" office:value="16.07">
            <text:p>16,07</text:p>
          </table:table-cell>
        </table:table-row>
      </table:table>
      <table:table table:name="r1_2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23"/>
        <table:table-column table:style-name="co7" table:default-cell-style-name="ce23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4040.6">
            <text:p>4040,6</text:p>
          </table:table-cell>
          <table:table-cell table:style-name="ce10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4397.78">
            <text:p>4397,78</text:p>
          </table:table-cell>
          <table:table-cell office:value-type="float" office:value="18">
            <text:p>18</text:p>
          </table:table-cell>
          <table:table-cell/>
          <table:table-cell>
            <draw:frame table:end-cell-address="r1_2_2.L17" table:end-x="1.404cm" table:end-y="0.126cm" draw:z-index="0" draw:style-name="gr1" svg:width="7.112cm" svg:height="6.999cm" svg:x="0.182cm" svg:y="0.163cm">
              <draw:object draw:notify-on-update-of-ranges="r1_2_2.E3:r1_2_2.E12 r1_2_2.F3:r1_2_2.F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1'</text:p>
          </table:table-cell>
          <table:table-cell office:value-type="string">
            <text:p>R2</text:p>
          </table:table-cell>
          <table:table-cell office:value-type="float" office:value="4499.49">
            <text:p>4499,4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4575.01">
            <text:p>4575,0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4503.24">
            <text:p>4503,2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4419.37">
            <text:p>4419,3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4430.87">
            <text:p>4430,8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4401.48">
            <text:p>4401,4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4421.06">
            <text:p>4421,0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4495.21">
            <text:p>4495,2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4538.08">
            <text:p>4538,0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Default" table:formula="of:=AVERAGE([.F3:.F12])" office:value-type="float" office:value="4468.159">
            <text:p>4468,16</text:p>
          </table:table-cell>
          <table:table-cell table:style-name="Default" table:formula="of:=AVERAGE([.G3:.G1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Default" table:formula="of:=STDEVP([.F3:.F12])" office:value-type="float" office:value="58.8545594580404">
            <text:p>58,85</text:p>
          </table:table-cell>
          <table:table-cell table:style-name="Default"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131719930866472">
            <text:p>1,317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5" office:value-type="string" table:number-columns-spanned="9" table:number-rows-spanned="1">
            <text:p>RARV²</text:p>
          </table:table-cell>
          <table:covered-table-cell table:number-columns-repeated="3"/>
          <table:covered-table-cell table:style-name="Default"/>
          <table:covered-table-cell table:style-name="Default"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0181">
            <text:p>10181</text:p>
          </table:table-cell>
          <table:table-cell table:style-name="ce11" office:value-type="float" office:value="44.62">
            <text:p>44,62</text:p>
          </table:table-cell>
          <table:table-cell table:style-name="ce19" office:value-type="float" office:value="44.36">
            <text:p>44,36</text:p>
          </table:table-cell>
          <table:table-cell/>
          <table:table-cell>
            <draw:frame table:end-cell-address="r1_2_2.N35" table:end-x="2.215cm" table:end-y="0.131cm" draw:z-index="1" draw:style-name="gr1" svg:width="10.99cm" svg:height="6.741cm" svg:x="0.258cm" svg:y="0.426cm">
              <draw:object draw:notify-on-update-of-ranges="r1_2_2.B22:r1_2_2.B30 r1_2_2.F20:r1_2_2.F20 r1_2_2.F22:r1_2_2.F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180">
            <text:p>180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18">
            <text:p>18</text:p>
          </table:table-cell>
          <table:table-cell table:style-name="ce12" office:value-type="float" office:value="19306">
            <text:p>19306</text:p>
          </table:table-cell>
          <table:table-cell table:style-name="ce12" office:value-type="float" office:value="175.12">
            <text:p>175,12</text:p>
          </table:table-cell>
          <table:table-cell table:style-name="ce20"/>
          <table:table-cell table:formula="of:=AVERAGE([.G22];[.H22])" office:value-type="float" office:value="175.12">
            <text:p>175,1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160">
            <text:p>16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8384">
            <text:p>18384</text:p>
          </table:table-cell>
          <table:table-cell table:style-name="ce13" office:value-type="float" office:value="160.45">
            <text:p>160,45</text:p>
          </table:table-cell>
          <table:table-cell table:style-name="ce21" office:value-type="float" office:value="160.49">
            <text:p>160,49</text:p>
          </table:table-cell>
          <table:table-cell table:formula="of:=AVERAGE([.G23];[.H23])" office:value-type="float" office:value="160.47">
            <text:p>160,4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140">
            <text:p>14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5517">
            <text:p>15517</text:p>
          </table:table-cell>
          <table:table-cell table:style-name="ce13" office:value-type="float" office:value="143.06">
            <text:p>143,06</text:p>
          </table:table-cell>
          <table:table-cell table:style-name="ce21" office:value-type="float" office:value="142.97">
            <text:p>142,97</text:p>
          </table:table-cell>
          <table:table-cell table:formula="of:=AVERAGE([.G24];[.H24])" office:value-type="float" office:value="143.015">
            <text:p>143,0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120">
            <text:p>12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8565">
            <text:p>18565</text:p>
          </table:table-cell>
          <table:table-cell table:style-name="ce13" office:value-type="float" office:value="124.47">
            <text:p>124,47</text:p>
          </table:table-cell>
          <table:table-cell table:style-name="ce21"/>
          <table:table-cell table:formula="of:=AVERAGE([.G25];[.H25])" office:value-type="float" office:value="124.47">
            <text:p>124,4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3988">
            <text:p>13988</text:p>
          </table:table-cell>
          <table:table-cell table:style-name="ce13" office:value-type="float" office:value="105.57">
            <text:p>105,57</text:p>
          </table:table-cell>
          <table:table-cell table:style-name="ce21" office:value-type="float" office:value="105.49">
            <text:p>105,49</text:p>
          </table:table-cell>
          <table:table-cell table:formula="of:=AVERAGE([.G26];[.H26])" office:value-type="float" office:value="105.53">
            <text:p>105,5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80">
            <text:p>8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3169">
            <text:p>13169</text:p>
          </table:table-cell>
          <table:table-cell table:style-name="ce13" office:value-type="float" office:value="86.3">
            <text:p>86,3</text:p>
          </table:table-cell>
          <table:table-cell table:style-name="ce21" office:value-type="float" office:value="86.83">
            <text:p>86,83</text:p>
          </table:table-cell>
          <table:table-cell table:formula="of:=AVERAGE([.G27];[.H27])" office:value-type="float" office:value="86.565">
            <text:p>86,5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60">
            <text:p>6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2840">
            <text:p>12840</text:p>
          </table:table-cell>
          <table:table-cell table:style-name="ce13" office:value-type="float" office:value="67.61">
            <text:p>67,61</text:p>
          </table:table-cell>
          <table:table-cell table:style-name="ce21" office:value-type="float" office:value="67.47">
            <text:p>67,47</text:p>
          </table:table-cell>
          <table:table-cell table:formula="of:=AVERAGE([.G28];[.H28])" office:value-type="float" office:value="67.54">
            <text:p>67,5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40">
            <text:p>4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8">
            <text:p>18</text:p>
          </table:table-cell>
          <table:table-cell table:style-name="ce13" office:value-type="float" office:value="13095">
            <text:p>13095</text:p>
          </table:table-cell>
          <table:table-cell table:style-name="ce13" office:value-type="float" office:value="48.78">
            <text:p>48,78</text:p>
          </table:table-cell>
          <table:table-cell table:style-name="ce21"/>
          <table:table-cell table:formula="of:=AVERAGE([.G29];[.H29])" office:value-type="float" office:value="48.78">
            <text:p>48,78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14" office:value-type="float" office:value="13911">
            <text:p>13911</text:p>
          </table:table-cell>
          <table:table-cell table:style-name="ce14" office:value-type="float" office:value="27.79">
            <text:p>27,79</text:p>
          </table:table-cell>
          <table:table-cell table:style-name="ce22" office:value-type="float" office:value="30.04">
            <text:p>30,04</text:p>
          </table:table-cell>
          <table:table-cell table:formula="of:=AVERAGE([.G30];[.H30])" office:value-type="float" office:value="28.915">
            <text:p>28,92</text:p>
          </table:table-cell>
          <table:table-cell/>
        </table:table-row>
      </table:table>
      <table:table table:name="r1_4_1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11084">
            <text:p>11084</text:p>
          </table:table-cell>
          <table:table-cell table:style-name="ce10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table:style-name="ce16" office:value-type="string">
            <text:p>R1</text:p>
          </table:table-cell>
          <table:table-cell office:value-type="float" office:value="11073">
            <text:p>11073</text:p>
          </table:table-cell>
          <table:table-cell office:value-type="float" office:value="40">
            <text:p>40</text:p>
          </table:table-cell>
          <table:table-cell/>
          <table:table-cell>
            <draw:frame table:end-cell-address="r1_4_1.L16" table:end-x="1.227cm" table:end-y="0.488cm" draw:z-index="0" draw:style-name="gr1" svg:width="7.999cm" svg:height="6.999cm" svg:x="0.002cm" svg:y="0.022cm">
              <draw:object draw:notify-on-update-of-ranges="r1_4_1.E3:r1_4_1.E12 r1_4_1.F3:r1_4_1.F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table:style-name="ce16" office:value-type="string">
            <text:p>R2</text:p>
          </table:table-cell>
          <table:table-cell office:value-type="float" office:value="11024">
            <text:p>110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3</text:p>
          </table:table-cell>
          <table:table-cell office:value-type="float" office:value="10943">
            <text:p>1094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4</text:p>
          </table:table-cell>
          <table:table-cell office:value-type="float" office:value="10970">
            <text:p>1097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5</text:p>
          </table:table-cell>
          <table:table-cell office:value-type="float" office:value="10996">
            <text:p>1099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6</text:p>
          </table:table-cell>
          <table:table-cell office:value-type="float" office:value="11064">
            <text:p>1106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7</text:p>
          </table:table-cell>
          <table:table-cell office:value-type="float" office:value="10932">
            <text:p>1093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8</text:p>
          </table:table-cell>
          <table:table-cell office:value-type="float" office:value="11112">
            <text:p>1111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9</text:p>
          </table:table-cell>
          <table:table-cell office:value-type="float" office:value="11079">
            <text:p>1107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>
            <text:p>R10</text:p>
          </table:table-cell>
          <table:table-cell office:value-type="float" office:value="11116">
            <text:p>1111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11030.9">
            <text:p>11030,9</text:p>
          </table:table-cell>
          <table:table-cell table:formula="of:=AVERAGE([.G3:.G12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64.4072200921605">
            <text:p>64,41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583880010626154">
            <text:p>0,584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>
            <draw:frame table:end-cell-address="r1_4_1.N35" table:end-x="0.886cm" table:end-y="0.2cm" draw:z-index="1" draw:style-name="gr1" svg:width="12.143cm" svg:height="6.892cm" svg:x="0.034cm" svg:y="0.428cm">
              <draw:object draw:notify-on-update-of-ranges="r1_4_1.B23:r1_4_1.B31 r1_4_1.F21:r1_4_1.F21 r1_4_1.F23:r1_4_1.F31 r1_4_1.G21:r1_4_1.G21 r1_4_1.I23:r1_4_1.I3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table:style-name="ce11" office:value-type="float" office:value="33983">
            <text:p>33983</text:p>
          </table:table-cell>
          <table:table-cell table:style-name="ce11" office:value-type="float" office:value="75.46">
            <text:p>75,46</text:p>
          </table:table-cell>
          <table:table-cell table:style-name="ce19" office:value-type="float" office:value="75.33">
            <text:p>75,33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0.1">
            <text:p>0,1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12" office:value-type="float" office:value="59033">
            <text:p>59033</text:p>
          </table:table-cell>
          <table:table-cell table:style-name="ce12" office:value-type="float" office:value="348.25">
            <text:p>348,25</text:p>
          </table:table-cell>
          <table:table-cell table:style-name="ce20"/>
          <table:table-cell table:formula="of:=AVERAGE([.G23];[.H23])" office:value-type="float" office:value="348.25">
            <text:p>348,2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2">
            <text:p>0,2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49784">
            <text:p>49784</text:p>
          </table:table-cell>
          <table:table-cell table:style-name="ce13" office:value-type="float" office:value="315.25">
            <text:p>315,25</text:p>
          </table:table-cell>
          <table:table-cell table:style-name="ce21" office:value-type="float" office:value="317.36">
            <text:p>317,36</text:p>
          </table:table-cell>
          <table:table-cell table:formula="of:=AVERAGE([.G24];[.H24])" office:value-type="float" office:value="316.305">
            <text:p>316,31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3">
            <text:p>0,3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48121">
            <text:p>48121</text:p>
          </table:table-cell>
          <table:table-cell table:style-name="ce13" office:value-type="float" office:value="280.97">
            <text:p>280,97</text:p>
          </table:table-cell>
          <table:table-cell table:style-name="ce21"/>
          <table:table-cell table:formula="of:=AVERAGE([.G25];[.H25])" office:value-type="float" office:value="280.97">
            <text:p>280,97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4">
            <text:p>0,4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32795">
            <text:p>32795</text:p>
          </table:table-cell>
          <table:table-cell table:style-name="ce13" office:value-type="float" office:value="244.43">
            <text:p>244,43</text:p>
          </table:table-cell>
          <table:table-cell table:style-name="ce21" office:value-type="float" office:value="244.63">
            <text:p>244,63</text:p>
          </table:table-cell>
          <table:table-cell table:formula="of:=AVERAGE([.G26];[.H26])" office:value-type="float" office:value="244.53">
            <text:p>244,5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5">
            <text:p>0,5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34843">
            <text:p>34843</text:p>
          </table:table-cell>
          <table:table-cell table:style-name="ce13" office:value-type="float" office:value="203.54">
            <text:p>203,54</text:p>
          </table:table-cell>
          <table:table-cell table:style-name="ce21" office:value-type="float" office:value="205.63">
            <text:p>205,63</text:p>
          </table:table-cell>
          <table:table-cell table:formula="of:=AVERAGE([.G27];[.H27])" office:value-type="float" office:value="204.585">
            <text:p>204,59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6">
            <text:p>0,6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25399">
            <text:p>25399</text:p>
          </table:table-cell>
          <table:table-cell table:style-name="ce13" office:value-type="float" office:value="167.19">
            <text:p>167,19</text:p>
          </table:table-cell>
          <table:table-cell table:style-name="ce21" office:value-type="float" office:value="166.45">
            <text:p>166,45</text:p>
          </table:table-cell>
          <table:table-cell table:formula="of:=AVERAGE([.G28];[.H28])" office:value-type="float" office:value="166.82">
            <text:p>166,8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7">
            <text:p>0,7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24011">
            <text:p>24011</text:p>
          </table:table-cell>
          <table:table-cell table:style-name="ce13" office:value-type="float" office:value="128.04">
            <text:p>128,04</text:p>
          </table:table-cell>
          <table:table-cell table:style-name="ce21" office:value-type="float" office:value="127.71">
            <text:p>127,71</text:p>
          </table:table-cell>
          <table:table-cell table:formula="of:=AVERAGE([.G29];[.H29])" office:value-type="float" office:value="127.875">
            <text:p>127,88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0.8">
            <text:p>0,8</text:p>
          </table:table-cell>
          <table:table-cell table:style-name="ce13" office:value-type="string">
            <text:p>2'</text:p>
          </table:table-cell>
          <table:table-cell table:style-name="ce13"/>
          <table:table-cell office:value-type="float" office:value="40">
            <text:p>40</text:p>
          </table:table-cell>
          <table:table-cell table:style-name="ce13" office:value-type="float" office:value="24547">
            <text:p>24547</text:p>
          </table:table-cell>
          <table:table-cell table:style-name="ce13" office:value-type="float" office:value="88.08">
            <text:p>88,08</text:p>
          </table:table-cell>
          <table:table-cell table:style-name="ce21" office:value-type="float" office:value="88.89">
            <text:p>88,89</text:p>
          </table:table-cell>
          <table:table-cell table:formula="of:=AVERAGE([.G30];[.H30])" office:value-type="float" office:value="88.485">
            <text:p>88,49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0.9">
            <text:p>0,9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 office:value-type="float" office:value="19815">
            <text:p>19815</text:p>
          </table:table-cell>
          <table:table-cell table:style-name="ce14" office:value-type="float" office:value="48.66">
            <text:p>48,66</text:p>
          </table:table-cell>
          <table:table-cell table:style-name="ce22"/>
          <table:table-cell table:formula="of:=AVERAGE([.G31];[.H31])" office:value-type="float" office:value="48.66">
            <text:p>48,66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RARV² sin LS</text:p>
          </table:table-cell>
          <table:covered-table-cell table:number-columns-repeated="3"/>
          <table:covered-table-cell table:style-name="Default"/>
          <table:covered-table-cell/>
          <table:table-cell>
            <draw:frame table:end-cell-address="r1_4_1.M49" table:end-x="1.916cm" table:end-y="0.475cm" draw:z-index="2" draw:style-name="gr1" svg:width="14.548cm" svg:height="7.634cm" svg:x="0.168cm" svg:y="0.464cm">
              <draw:object draw:notify-on-update-of-ranges="r1_4_1.B36:r1_4_1.B44 r1_4_1.F36:r1_4_1.F4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office:value-type="float" office:value="360">
            <text:p>360</text:p>
          </table:table-cell>
          <table:table-cell table:style-name="ce12" office:value-type="string">
            <text:p>1'</text:p>
          </table:table-cell>
          <table:table-cell table:style-name="ce12"/>
          <table:table-cell table:style-name="ce12" office:value-type="float" office:value="40">
            <text:p>40</text:p>
          </table:table-cell>
          <table:table-cell table:style-name="ce20" table:formula="of:=AVERAGE(36964)" office:value-type="float" office:value="36964">
            <text:p>36964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320">
            <text:p>32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22536;35692;18572)" office:value-type="float" office:value="25600">
            <text:p>2560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280">
            <text:p>28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7558;14150;24749)" office:value-type="float" office:value="15485.6666666667">
            <text:p>1548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240">
            <text:p>24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7992;17673;13473)" office:value-type="float" office:value="13046">
            <text:p>13046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200">
            <text:p>20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4597;7040;5930)" office:value-type="float" office:value="5855.66666666667">
            <text:p>585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160">
            <text:p>16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4595;3806;6064)" office:value-type="float" office:value="4821.66666666667">
            <text:p>4821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120">
            <text:p>12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6161;4612;3463)" office:value-type="float" office:value="4745.33333333333">
            <text:p>4745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office:value-type="float" office:value="80">
            <text:p>80</text:p>
          </table:table-cell>
          <table:table-cell table:style-name="ce13" office:value-type="string">
            <text:p>1'</text:p>
          </table:table-cell>
          <table:table-cell table:style-name="ce13"/>
          <table:table-cell office:value-type="float" office:value="40">
            <text:p>40</text:p>
          </table:table-cell>
          <table:table-cell table:style-name="ce21" table:formula="of:=AVERAGE(3597;4336;3634)" office:value-type="float" office:value="3855.66666666667">
            <text:p>3855,67</text:p>
          </table:table-cell>
          <table:table-cell table:number-columns-repeated="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office:value-type="float" office:value="40">
            <text:p>40</text:p>
          </table:table-cell>
          <table:table-cell table:style-name="ce14" office:value-type="string">
            <text:p>1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22" table:formula="of:=AVERAGE(4810;4640;2617)" office:value-type="float" office:value="4022.33333333333">
            <text:p>4022,33</text:p>
          </table:table-cell>
          <table:table-cell table:number-columns-repeated="3"/>
        </table:table-row>
      </table:table>
      <table:table table:name="r1_6_1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6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21131.09">
            <text:p>21131,09</text:p>
          </table:table-cell>
          <table:table-cell table:style-name="ce10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/>
          <table:table-cell>
            <draw:frame table:end-cell-address="r1_6_1.M17" table:end-x="0.97cm" table:end-y="0.217cm" draw:z-index="0" draw:style-name="gr1" svg:width="8.8cm" svg:height="7.69cm" svg:x="0.448cm" svg:y="0.066cm">
              <draw:object draw:notify-on-update-of-ranges="r1_6_1.E3:r1_6_1.E12 r1_6_1.F3:r1_6_1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23215.31">
            <text:p>23215,3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23644.9">
            <text:p>23644,9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23240.06">
            <text:p>23240,06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23172.04">
            <text:p>23172,04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23703.75">
            <text:p>23703,75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23181.42">
            <text:p>23181,4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23289.63">
            <text:p>23289,6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23011.03">
            <text:p>23011,0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23391.73">
            <text:p>23391,7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23501.62">
            <text:p>23501,6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23335.149">
            <text:p>23335,15</text:p>
          </table:table-cell>
          <table:table-cell table:formula="of:=AVERAGE([.G3:.G12])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210.592484027802">
            <text:p>210,59</text:p>
          </table:table-cell>
          <table:table-cell table:formula="of:=STDEVP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0902468992281995">
            <text:p>0,902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RARV² sin LS</text:p>
          </table:table-cell>
          <table:covered-table-cell table:number-columns-repeated="3"/>
          <table:covered-table-cell table:style-name="Default"/>
          <table:covered-table-cell/>
          <table:table-cell>
            <draw:frame table:end-cell-address="r1_6_1.M34" table:end-x="1.632cm" table:end-y="0.474cm" draw:z-index="1" draw:style-name="gr1" svg:width="12.659cm" svg:height="7.514cm" svg:x="1.219cm" svg:y="0.08cm">
              <draw:object draw:notify-on-update-of-ranges="r1_6_1.B22:r1_6_1.B30 r1_6_1.F21:r1_6_1.F21 r1_6_1.F22:r1_6_1.F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2" table:formula="of:=600-600*0.1" office:value-type="float" office:value="540">
            <text:p>540</text:p>
          </table:table-cell>
          <table:table-cell table:style-name="ce12" office:value-type="string">
            <text:p>2'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2" office:value-type="float" office:value="480">
            <text:p>48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60">
            <text:p>60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3" office:value-type="float" office:value="420">
            <text:p>42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60">
            <text:p>60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4" office:value-type="float" office:value="360">
            <text:p>36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52599;79119;104252)" office:value-type="float" office:value="78656.6666666667">
            <text:p>78656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5" office:value-type="float" office:value="300">
            <text:p>3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39937;29389;67483)" office:value-type="float" office:value="45603">
            <text:p>4560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6" office:value-type="float" office:value="240">
            <text:p>24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23638;16424;24142)" office:value-type="float" office:value="21401.3333333333">
            <text:p>21401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7" office:value-type="float" office:value="180">
            <text:p>18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31223;40302;10778)" office:value-type="float" office:value="27434.3333333333">
            <text:p>27434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3" table:formula="of:=600-600*0.8" office:value-type="float" office:value="120">
            <text:p>12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59">
            <text:p>59</text:p>
          </table:table-cell>
          <table:table-cell table:style-name="ce21" table:formula="of:=AVERAGE(21865;7183;8419)" office:value-type="float" office:value="12489">
            <text:p>12489</text:p>
          </table:table-cell>
          <table:table-cell table:number-columns-repeated="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4" table:formula="of:=600-600*0.9" office:value-type="float" office:value="60">
            <text:p>60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59">
            <text:p>59</text:p>
          </table:table-cell>
          <table:table-cell table:style-name="ce22" table:formula="of:=AVERAGE(8881;7951;11824)" office:value-type="float" office:value="9552">
            <text:p>9552</text:p>
          </table:table-cell>
          <table:table-cell table:number-columns-repeated="3"/>
        </table:table-row>
      </table:table>
      <table:table table:name="r1_10_1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5" table:default-cell-style-name="ce16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5"/>
          <table:table-cell table:style-name="ce10" office:value-type="float" office:value="53904.23">
            <text:p>53904,23</text:p>
          </table:table-cell>
          <table:table-cell table:style-name="ce10" office:value-type="float" office:value="100">
            <text:p>100</text:p>
          </table:table-cell>
          <table:table-cell office:value-type="string">
            <text:p>no hace LS</text:p>
          </table:table-cell>
          <table:table-cell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>
            <draw:frame table:end-cell-address="r1_10_1.L18" table:end-x="2.09cm" table:end-y="0.064cm" draw:z-index="0" draw:style-name="gr1" svg:width="9.723cm" svg:height="7.983cm" svg:x="0.852cm" svg:y="0.122cm">
              <draw:object draw:notify-on-update-of-ranges="r1_10_1.E3:r1_10_1.E12 r1_10_1.F3:r1_10_1.F1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67803.4">
            <text:p>67803,4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69613.5">
            <text:p>69613,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69406.7">
            <text:p>69406,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68575.83">
            <text:p>68575,8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69788.47">
            <text:p>69788,4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71072.51">
            <text:p>71072,5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69888.52">
            <text:p>69888,5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68675.7">
            <text:p>68675,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68275.06">
            <text:p>68275,0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69264.48">
            <text:p>69264,4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69236.417">
            <text:p>69236,42</text:p>
          </table:table-cell>
          <table:table-cell table:formula="of:=AVERAGE([.G3:.G12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7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894.524315231845">
            <text:p>894,52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18" table:formula="of:=[.F16]/[.F14]" office:value-type="percentage" office:value="0.012919852788336">
            <text:p>1,292%</text:p>
          </table:table-cell>
          <table:table-cell table:style-name="ce18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² sin LS</text:p>
          </table:table-cell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>
            <draw:frame table:end-cell-address="r1_10_1.N35" table:end-x="0.41cm" table:end-y="0.196cm" draw:z-index="1" draw:style-name="gr1" svg:width="10.367cm" svg:height="7.504cm" svg:x="0.58cm" svg:y="0.231cm">
              <draw:object draw:notify-on-update-of-ranges="r1_10_1.B22:r1_10_1.B31 r1_10_1.F22:r1_10_1.F31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1" office:value-type="string">
            <text:p>_</text:p>
          </table:table-cell>
          <table:table-cell table:style-name="ce11" office:value-type="string">
            <text:p>2'</text:p>
          </table:table-cell>
          <table:table-cell table:style-name="ce11"/>
          <table:table-cell table:style-name="ce11" office:value-type="float" office:value="103">
            <text:p>10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5.09">
            <text:p>175,09</text:p>
          </table:table-cell>
          <table:table-cell table:style-name="ce19" office:value-type="float" office:value="175.89">
            <text:p>175,89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900">
            <text:p>9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/>
          <table:table-cell table:style-name="ce13" office:value-type="float" office:value="866">
            <text:p>866</text:p>
          </table:table-cell>
          <table:table-cell table:style-name="ce13"/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800">
            <text:p>8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/>
          <table:table-cell table:style-name="ce13" office:value-type="float" office:value="797.75">
            <text:p>797,75</text:p>
          </table:table-cell>
          <table:table-cell table:style-name="ce13" office:value-type="float" office:value="795.25">
            <text:p>795,25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700">
            <text:p>7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/>
          <table:table-cell table:style-name="ce13" office:value-type="float" office:value="716.25">
            <text:p>716,25</text:p>
          </table:table-cell>
          <table:table-cell table:style-name="ce13" office:value-type="float" office:value="696">
            <text:p>696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600">
            <text:p>6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1">
            <text:p>101</text:p>
          </table:table-cell>
          <table:table-cell table:style-name="ce13" table:number-columns-repeated="3"/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4" office:value-type="float" office:value="100">
            <text:p>100</text:p>
          </table:table-cell>
          <table:table-cell table:style-name="ce4" office:value-type="float" office:value="39605">
            <text:p>39605</text:p>
          </table:table-cell>
          <table:table-cell table:style-name="ce13" office:value-type="float" office:value="517">
            <text:p>517</text:p>
          </table:table-cell>
          <table:table-cell table:style-name="ce13" office:value-type="float" office:value="513.71">
            <text:p>513,71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400">
            <text:p>4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37360">
            <text:p>37360</text:p>
          </table:table-cell>
          <table:table-cell table:style-name="ce13" office:value-type="float" office:value="407.3">
            <text:p>407,3</text:p>
          </table:table-cell>
          <table:table-cell table:style-name="ce13" office:value-type="float" office:value="412.2">
            <text:p>412,2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300">
            <text:p>3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33719">
            <text:p>33719</text:p>
          </table:table-cell>
          <table:table-cell table:style-name="ce13" office:value-type="float" office:value="311.875">
            <text:p>311,88</text:p>
          </table:table-cell>
          <table:table-cell table:style-name="ce13" office:value-type="float" office:value="307.25">
            <text:p>307,25</text:p>
          </table:table-cell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200">
            <text:p>2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9884">
            <text:p>9884</text:p>
          </table:table-cell>
          <table:table-cell table:style-name="ce13" office:value-type="float" office:value="206.52">
            <text:p>206,52</text:p>
          </table:table-cell>
          <table:table-cell table:style-name="ce13"/>
          <table:table-cell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 office:value-type="float" office:value="100">
            <text:p>100</text:p>
          </table:table-cell>
          <table:table-cell table:style-name="ce13" office:value-type="string">
            <text:p>2'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 office:value-type="float" office:value="11405">
            <text:p>11405</text:p>
          </table:table-cell>
          <table:table-cell table:style-name="ce13" office:value-type="float" office:value="111.1">
            <text:p>111,1</text:p>
          </table:table-cell>
          <table:table-cell table:style-name="ce13"/>
          <table:table-cell/>
        </table:table-row>
        <table:table-row table:style-name="ro1">
          <table:table-cell table:style-name="ce24" office:value-type="float" office:value="1">
            <text:p>1</text:p>
          </table:table-cell>
          <table:table-cell table:style-name="ce24" office:value-type="float" office:value="50">
            <text:p>50</text:p>
          </table:table-cell>
          <table:table-cell table:style-name="ce24" office:value-type="string">
            <text:p>2'</text:p>
          </table:table-cell>
          <table:table-cell table:style-name="ce24"/>
          <table:table-cell table:style-name="ce24" office:value-type="float" office:value="100">
            <text:p>100</text:p>
          </table:table-cell>
          <table:table-cell table:style-name="ce24" office:value-type="float" office:value="3253">
            <text:p>3253</text:p>
          </table:table-cell>
          <table:table-cell table:style-name="ce24" office:value-type="float" office:value="59.71">
            <text:p>59,71</text:p>
          </table:table-cell>
          <table:table-cell table:style-name="ce24" office:value-type="float" office:value="61.57">
            <text:p>61,57</text:p>
          </table:table-cell>
          <table:table-cell/>
        </table:table-row>
      </table:table>
      <table:table table:name="δ" table:style-name="ta1" table:print="false">
        <table:table-column table:style-name="co23" table:default-cell-style-name="ce25"/>
        <table:table-column table:style-name="co3" table:number-columns-repeated="2" table:default-cell-style-name="ce25"/>
        <table:table-column table:style-name="co24" table:default-cell-style-name="ce25"/>
        <table:table-column table:style-name="co25" table:default-cell-style-name="ce25"/>
        <table:table-column table:style-name="co9" table:number-columns-repeated="1019" table:default-cell-style-name="Default"/>
        <table:table-row table:style-name="ro2">
          <table:table-cell table:style-name="ce5" office:value-type="string" table:number-columns-spanned="5" table:number-rows-spanned="1">
            <text:p>C129 2'</text:p>
          </table:table-cell>
          <table:covered-table-cell table:number-columns-repeated="4"/>
          <table:table-cell>
            <draw:frame table:end-cell-address="δ.J8" table:end-x="0.625cm" table:end-y="0.568cm" draw:z-index="0" draw:style-name="gr1" svg:width="9.202cm" svg:height="4.468cm" svg:x="0.455cm" svg:y="0.208cm">
              <draw:object draw:notify-on-update-of-ranges="δ.A3:δ.A7 δ.D3:δ.D7 δ.E3:δ.E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2646.72;2679.64;2680.04;2668.46)" office:value-type="float" office:value="2668.715">
            <text:p>2668,72</text:p>
          </table:table-cell>
          <table:table-cell table:formula="of:=AVERAGE(19;20;20;19)" office:value-type="float" office:value="19.5">
            <text:p>19,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2752.95;2892.29;2865.79;2879.24)" office:value-type="float" office:value="2847.5675">
            <text:p>2847,57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2808.19;2935.87;2867.67;2668.02)" office:value-type="float" office:value="2819.9375">
            <text:p>2819,94</text:p>
          </table:table-cell>
          <table:table-cell table:formula="of:=AVERAGE(18;18;18;19)" office:value-type="float" office:value="18.25">
            <text:p>18,25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2969.4;2671.82;2881.6;2833.17)" office:value-type="float" office:value="2838.9975">
            <text:p>2839</text:p>
          </table:table-cell>
          <table:table-cell table:formula="of:=AVERAGE(19;18;18;18)" office:value-type="float" office:value="18.25">
            <text:p>18,25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2741.23;2957.46;2887.89;2799.26)" office:value-type="float" office:value="2846.46">
            <text:p>2846,46</text:p>
          </table:table-cell>
          <table:table-cell table:formula="of:=AVERAGE(19;18;18;18)" office:value-type="float" office:value="18.25">
            <text:p>18,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δ.J17" table:end-x="0.642cm" table:end-y="0.552cm" draw:z-index="1" draw:style-name="gr1" svg:width="9.29cm" svg:height="4.697cm" svg:x="0.384cm" svg:y="0.551cm">
              <draw:object draw:notify-on-update-of-ranges="δ.A12:δ.A16 δ.D12:δ.D16 δ.E12:δ.E16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5" office:value-type="string" table:number-columns-spanned="5" table:number-rows-spanned="1">
            <text:p>R125 2'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4272.33;4165.87;4148.2;4173.37)" office:value-type="float" office:value="4189.9425">
            <text:p>4189,94</text:p>
          </table:table-cell>
          <table:table-cell table:formula="of:=AVERAGE(20;20;21;20)" office:value-type="float" office:value="20.25">
            <text:p>20,2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4534.5;4293.93;4648.47;4431.6)" office:value-type="float" office:value="4477.125">
            <text:p>4477,13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4433.42;4404.86;4442.4;4512.33)" office:value-type="float" office:value="4448.2525">
            <text:p>4448,25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4481.4;4418.14;4471.57;4350.37)" office:value-type="float" office:value="4430.37">
            <text:p>4430,37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4377.21;4427.3;4387.84;4426.73)" office:value-type="float" office:value="4404.77">
            <text:p>4404,77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table:number-columns-spanned="5" table:number-rows-spanned="1">
            <text:p>RC122 2'</text:p>
          </table:table-cell>
          <table:covered-table-cell table:number-columns-repeated="4"/>
          <table:table-cell>
            <draw:frame table:end-cell-address="δ.J26" table:end-x="0.514cm" table:end-y="0.231cm" draw:z-index="2" draw:style-name="gr1" svg:width="8.872cm" svg:height="4.278cm" svg:x="0.674cm" svg:y="0.062cm">
              <draw:object draw:notify-on-update-of-ranges="δ.A21:δ.A25 δ.D21:δ.D25 δ.E21:δ.E2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3399.01;3347.11;3356.51;3391.83)" office:value-type="float" office:value="3373.615">
            <text:p>3373,62</text:p>
          </table:table-cell>
          <table:table-cell table:formula="of:=AVERAGE(20;19;19;19)" office:value-type="float" office:value="19.25">
            <text:p>19,2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3604.63;3662.86;3551.02;3658.91)" office:value-type="float" office:value="3619.355">
            <text:p>3619,36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3695.09;3608.81;3590;3692.8)" office:value-type="float" office:value="3646.675">
            <text:p>3646,68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3582.57;3827.75;3680.6;3698.42)" office:value-type="float" office:value="3697.335">
            <text:p>3697,34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3640.45;3641.04;3740.56;3692.93)" office:value-type="float" office:value="3678.745">
            <text:p>3678,75</text:p>
          </table:table-cell>
          <table:table-cell table:formula="of:=AVERAGE(18;18;18;18)" office:value-type="float" office:value="18">
            <text:p>18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C104 1'</text:p>
          </table:table-cell>
          <table:covered-table-cell table:number-columns-repeated="4"/>
          <table:table-cell>
            <draw:frame table:end-cell-address="δ.J35" table:end-x="0.271cm" table:end-y="0.096cm" draw:z-index="3" draw:style-name="gr1" svg:width="8.741cm" svg:height="4.652cm" svg:x="0.562cm" svg:y="0.055cm">
              <draw:object draw:notify-on-update-of-ranges="δ.A29:δ.A33 δ.D29:δ.D33 δ.E29:δ.E33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824.78;824.78;826.37;824.78)" office:value-type="float" office:value="825.1775">
            <text:p>825,18</text:p>
          </table:table-cell>
          <table:table-cell table:formula="of:=AVERAGE(10;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824.78;824.78;824.78;824.78)" office:value-type="float" office:value="824.78">
            <text:p>824,78</text:p>
          </table:table-cell>
          <table:table-cell table:formula="of:=AVERAGE(10;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852.69;826.37;824.78;847.05)" office:value-type="float" office:value="837.7225">
            <text:p>837,72</text:p>
          </table:table-cell>
          <table:table-cell table:formula="of:=AVERAGE(10;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825.96;829.38;824.78;850.34)" office:value-type="float" office:value="832.615">
            <text:p>832,62</text:p>
          </table:table-cell>
          <table:table-cell table:formula="of:=AVERAGE(10;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824.78;824.78;824.78;849.2)" office:value-type="float" office:value="830.885">
            <text:p>830,89</text:p>
          </table:table-cell>
          <table:table-cell table:formula="of:=AVERAGE(10;10;10;10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>
            <draw:frame table:end-cell-address="δ.J44" table:end-x="0.161cm" table:end-y="0.491cm" draw:z-index="4" draw:style-name="gr1" svg:width="8.763cm" svg:height="5.133cm" svg:x="0.43cm" svg:y="0.471cm">
              <draw:object draw:notify-on-update-of-ranges="δ.A38:δ.A42 δ.D38:δ.D42 δ.E38:δ.E42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5" office:value-type="string" table:number-columns-spanned="5" table:number-rows-spanned="1">
            <text:p>R103 1'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1226.84;1213.62;1217.49;1222.68)" office:value-type="float" office:value="1220.1575">
            <text:p>1220,16</text:p>
          </table:table-cell>
          <table:table-cell table:formula="of:=AVERAGE(15;14;14;15)" office:value-type="float" office:value="14.5">
            <text:p>14,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1300.46;1296.29;1300.46;1294.16)" office:value-type="float" office:value="1297.8425">
            <text:p>1297,84</text:p>
          </table:table-cell>
          <table:table-cell table:formula="of:=AVERAGE(13;13;13;13)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1298.25;1294.32;1299.88;1294.24)" office:value-type="float" office:value="1296.6725">
            <text:p>1296,67</text:p>
          </table:table-cell>
          <table:table-cell table:formula="of:=AVERAGE(13;13;13;13)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1300.73;1296.66;1293.94;1293.52)" office:value-type="float" office:value="1296.2125">
            <text:p>1296,21</text:p>
          </table:table-cell>
          <table:table-cell table:formula="of:=AVERAGE(13;13;13;13)" office:value-type="float" office:value="13">
            <text:p>13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1293.49;1293.32;1297.78;1297.31)" office:value-type="float" office:value="1295.475">
            <text:p>1295,48</text:p>
          </table:table-cell>
          <table:table-cell table:formula="of:=AVERAGE(13;13;13;13)" office:value-type="float" office:value="13">
            <text:p>13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C204 1'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J52" table:end-x="0.809cm" table:end-y="0.358cm" draw:z-index="14" draw:style-name="gr1" svg:width="9.412cm" svg:height="3.833cm" svg:x="0.429cm" svg:y="0.047cm">
              <draw:object draw:notify-on-update-of-ranges="δ.A47:δ.A51 δ.D47:δ.D51 δ.E47:δ.E51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844.4;835.6;809.07)" office:value-type="float" office:value="829.69">
            <text:p>829,69</text:p>
          </table:table-cell>
          <table:table-cell table:formula="of:=AVERAGE(4;4;4)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852.43;844.16;868.9)" office:value-type="float" office:value="855.163333333333">
            <text:p>855,16</text:p>
          </table:table-cell>
          <table:table-cell table:formula="of:=AVERAGE(3;3;3)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866.22;853.8;837.48)" office:value-type="float" office:value="852.5">
            <text:p>852,5</text:p>
          </table:table-cell>
          <table:table-cell table:formula="of:=AVERAGE(3;3;3)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880.53;904.62;847.39)" office:value-type="float" office:value="877.513333333333">
            <text:p>877,51</text:p>
          </table:table-cell>
          <table:table-cell table:formula="of:=AVERAGE(3;3;3)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921.74;870.56;848.29)" office:value-type="float" office:value="880.196666666667">
            <text:p>880,2</text:p>
          </table:table-cell>
          <table:table-cell table:formula="of:=AVERAGE(3;3;3)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>
            <draw:frame table:end-cell-address="δ.K61" table:end-x="0.106cm" table:end-y="0.456cm" draw:z-index="5" draw:style-name="gr1" svg:width="11.327cm" svg:height="4.576cm" svg:x="0.069cm" svg:y="0.491cm">
              <draw:object draw:notify-on-update-of-ranges="δ.A56:δ.A60 δ.D56:δ.D60 δ.E56:δ.E60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6" office:value-type="string" table:number-columns-spanned="5" table:number-rows-spanned="1">
            <text:p>C144 1' sin LS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1019"/>
        </table:table-row>
        <table:table-row table:style-name="ro2">
          <table:table-cell table:style-name="ce27"/>
          <table:table-cell table:style-name="ce30" office:value-type="string">
            <text:p>π</text:p>
          </table:table-cell>
          <table:table-cell table:style-name="ce30" office:value-type="string">
            <text:p>π</text:p>
          </table:table-cell>
          <table:table-cell table:style-name="ce30" office:value-type="string">
            <text:p>L</text:p>
          </table:table-cell>
          <table:table-cell table:style-name="ce30" office:value-type="string">
            <text:p>V</text:p>
          </table:table-cell>
          <table:table-cell table:number-columns-repeated="1019"/>
        </table:table-row>
        <table:table-row table:style-name="ro2">
          <table:table-cell table:style-name="ce27" office:value-type="float" office:value="0">
            <text:p>0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7631;7623;7637)" office:value-type="float" office:value="7630.33333333333">
            <text:p>7630,33</text:p>
          </table:table-cell>
          <table:table-cell table:style-name="ce27" table:formula="of:=AVERAGE(38;38;38)" office:value-type="float" office:value="38">
            <text:p>38</text:p>
          </table:table-cell>
          <table:table-cell table:number-columns-repeated="1019"/>
        </table:table-row>
        <table:table-row table:style-name="ro2">
          <table:table-cell table:style-name="ce27" office:value-type="float" office:value="0.25">
            <text:p>0,25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9879;9631;9978)" office:value-type="float" office:value="9829.33333333333">
            <text:p>9829,33</text:p>
          </table:table-cell>
          <table:table-cell table:style-name="ce27" table:formula="of:=AVERAGE(36;36;36)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7" office:value-type="float" office:value="0.5">
            <text:p>0,5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9020;10155;10081)" office:value-type="float" office:value="9752">
            <text:p>9752</text:p>
          </table:table-cell>
          <table:table-cell table:style-name="ce27" table:formula="of:=AVERAGE(36;36;36)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7" office:value-type="float" office:value="0.75">
            <text:p>0,75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9695;9930;9432)" office:value-type="float" office:value="9685.66666666667">
            <text:p>9685,67</text:p>
          </table:table-cell>
          <table:table-cell table:style-name="ce27" table:formula="of:=AVERAGE(36;36;36)" office:value-type="float" office:value="36">
            <text:p>36</text:p>
          </table:table-cell>
          <table:table-cell table:number-columns-repeated="1019"/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9693;9766;9893)" office:value-type="float" office:value="9784">
            <text:p>9784</text:p>
          </table:table-cell>
          <table:table-cell table:style-name="ce27" table:formula="of:=AVERAGE(36;36;36)" office:value-type="float" office:value="36">
            <text:p>36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26" office:value-type="string" table:number-columns-spanned="5" table:number-rows-spanned="1">
            <text:p>R243 1' sin LS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table-cell>
            <draw:frame table:end-cell-address="δ.K69" table:end-x="0.062cm" table:end-y="0.582cm" draw:z-index="6" draw:style-name="gr1" svg:width="11.206cm" svg:height="4.054cm" svg:x="0.146cm" svg:y="0.05cm">
              <draw:object draw:notify-on-update-of-ranges="δ.A65:δ.A69 δ.D65:δ.D69 δ.E65:δ.E69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7"/>
          <table:table-cell table:style-name="ce30" office:value-type="string">
            <text:p>π</text:p>
          </table:table-cell>
          <table:table-cell table:style-name="ce30" office:value-type="string">
            <text:p>π</text:p>
          </table:table-cell>
          <table:table-cell table:style-name="ce30" office:value-type="string">
            <text:p>L</text:p>
          </table:table-cell>
          <table:table-cell table:style-name="ce30" office:value-type="string">
            <text:p>V</text:p>
          </table:table-cell>
          <table:table-cell table:number-columns-repeated="1019"/>
        </table:table-row>
        <table:table-row table:style-name="ro2">
          <table:table-cell table:style-name="ce27" office:value-type="float" office:value="0">
            <text:p>0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6696;6674;6561)" office:value-type="float" office:value="6643.66666666667">
            <text:p>6643,67</text:p>
          </table:table-cell>
          <table:table-cell table:style-name="ce27" table:formula="of:=AVERAGE(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table:style-name="ce27" office:value-type="float" office:value="0.25">
            <text:p>0,25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7172;7482;6841)" office:value-type="float" office:value="7165">
            <text:p>7165</text:p>
          </table:table-cell>
          <table:table-cell table:style-name="ce27"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27" office:value-type="float" office:value="0.5">
            <text:p>0,5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6701;7415;7080)" office:value-type="float" office:value="7065.33333333333">
            <text:p>7065,33</text:p>
          </table:table-cell>
          <table:table-cell table:style-name="ce27"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27" office:value-type="float" office:value="0.75">
            <text:p>0,75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6804;6887;7142)" office:value-type="float" office:value="6944.33333333333">
            <text:p>6944,33</text:p>
          </table:table-cell>
          <table:table-cell table:style-name="ce27"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2">
          <table:table-cell table:style-name="ce27" office:value-type="float" office:value="1">
            <text:p>1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0">
            <text:p>50</text:p>
          </table:table-cell>
          <table:table-cell table:style-name="ce27" table:formula="of:=AVERAGE(7010;6953;7151)" office:value-type="float" office:value="7038">
            <text:p>7038</text:p>
          </table:table-cell>
          <table:table-cell table:style-name="ce27"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C244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79" table:end-x="0.107cm" table:end-y="0.386cm" draw:z-index="7" draw:style-name="gr1" svg:width="11.36cm" svg:height="3.902cm" svg:x="0.037cm" svg:y="0.006cm">
              <draw:object draw:notify-on-update-of-ranges="δ.A74:δ.A78 δ.D74:δ.D78 δ.E74:δ.E78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4341;4338;4295)" office:value-type="float" office:value="4324.66666666667">
            <text:p>4324,67</text:p>
          </table:table-cell>
          <table:table-cell table:formula="of:=AVERAGE(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4753;4937;4546)" office:value-type="float" office:value="4745.33333333333">
            <text:p>4745,33</text:p>
          </table:table-cell>
          <table:table-cell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4892;4436;4584)" office:value-type="float" office:value="4637.33333333333">
            <text:p>4637,33</text:p>
          </table:table-cell>
          <table:table-cell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4373;4653)" office:value-type="float" office:value="4513">
            <text:p>4513</text:p>
          </table:table-cell>
          <table:table-cell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4604;4439;4662)" office:value-type="float" office:value="4568.33333333333">
            <text:p>4568,33</text:p>
          </table:table-cell>
          <table:table-cell table:formula="of:=AVERAGE(8;8;8)"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8" table:number-columns-repeated="1024"/>
        </table:table-row>
        <table:table-row table:style-name="ro2">
          <table:table-cell table:style-name="ce5" office:value-type="string" table:number-columns-spanned="5" table:number-rows-spanned="1">
            <text:p>R104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88" table:end-x="0.107cm" table:end-y="0.385cm" draw:z-index="8" draw:style-name="gr1" svg:width="11.36cm" svg:height="3.902cm" svg:x="0.037cm" svg:y="0.005cm">
              <draw:object draw:notify-on-update-of-ranges="δ.A83:δ.A87 δ.D83:δ.D87 δ.E83:δ.E87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1047.27;1050.58;1038.86)" office:value-type="float" office:value="1045.57">
            <text:p>1045,57</text:p>
          </table:table-cell>
          <table:table-cell table:formula="of:=AVERAGE(14;14;14)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1022.28;1023.89;1051.17)" office:value-type="float" office:value="1032.44666666667">
            <text:p>1032,45</text:p>
          </table:table-cell>
          <table:table-cell table:formula="of:=AVERAGE(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990.95;1037.15;1085.71)" office:value-type="float" office:value="1037.93666666667">
            <text:p>1037,94</text:p>
          </table:table-cell>
          <table:table-cell table:formula="of:=AVERAGE(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1050.42;1023.37;1037.95)" office:value-type="float" office:value="1037.24666666667">
            <text:p>1037,25</text:p>
          </table:table-cell>
          <table:table-cell table:formula="of:=AVERAGE(10;10;10)"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1035.58;1034.98;1048.76)" office:value-type="float" office:value="1039.77333333333">
            <text:p>1039,77</text:p>
          </table:table-cell>
          <table:table-cell table:formula="of:=AVERAGE(10;10;10)" office:value-type="float" office:value="10">
            <text:p>10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C105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97" table:end-x="0.107cm" table:end-y="0.388cm" draw:z-index="9" draw:style-name="gr1" svg:width="11.36cm" svg:height="3.902cm" svg:x="0.037cm" svg:y="0.007cm">
              <draw:object draw:notify-on-update-of-ranges="δ.A92:δ.A96 δ.D92:δ.D96 δ.E92:δ.E96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1598.72;1596.59;1597.76)" office:value-type="float" office:value="1597.69">
            <text:p>1597,69</text:p>
          </table:table-cell>
          <table:table-cell table:formula="of:=AVERAGE(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1553.6;1574.93;1561.7)" office:value-type="float" office:value="1563.41">
            <text:p>1563,41</text:p>
          </table:table-cell>
          <table:table-cell table:formula="of:=AVERAGE(14;14;14)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1562.95;1575.65;1566.16)" office:value-type="float" office:value="1568.25333333333">
            <text:p>1568,25</text:p>
          </table:table-cell>
          <table:table-cell table:formula="of:=AVERAGE(14;14;14)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1585.85;1642.75;1557.09)" office:value-type="float" office:value="1595.23">
            <text:p>1595,23</text:p>
          </table:table-cell>
          <table:table-cell table:formula="of:=AVERAGE(14;14;14)" office:value-type="float" office:value="14">
            <text:p>14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1601.01;1540.26;1565.19)" office:value-type="float" office:value="1568.82">
            <text:p>1568,82</text:p>
          </table:table-cell>
          <table:table-cell table:formula="of:=AVERAGE(14;14;14)" office:value-type="float" office:value="14">
            <text:p>14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1_2_2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106" table:end-x="0.107cm" table:end-y="0.385cm" draw:z-index="10" draw:style-name="gr1" svg:width="11.36cm" svg:height="3.902cm" svg:x="0.037cm" svg:y="0.005cm">
              <draw:object draw:notify-on-update-of-ranges="δ.A101:δ.A105 δ.D101:δ.D105 δ.E101:δ.E10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4294.17;4282.74;4200.9)" office:value-type="float" office:value="4259.27">
            <text:p>4259,27</text:p>
          </table:table-cell>
          <table:table-cell table:formula="of:=AVERAGE(23;23;23)" office:value-type="float" office:value="23">
            <text:p>23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4739.1;4782.4;4677.86)" office:value-type="float" office:value="4733.12">
            <text:p>4733,12</text:p>
          </table:table-cell>
          <table:table-cell table:formula="of:=AVERAGE(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4830.86;4783.51;4707.25)" office:value-type="float" office:value="4773.87333333333">
            <text:p>4773,87</text:p>
          </table:table-cell>
          <table:table-cell table:formula="of:=AVERAGE(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4579.18;4589.42;4648.58)" office:value-type="float" office:value="4605.72666666667">
            <text:p>4605,73</text:p>
          </table:table-cell>
          <table:table-cell table:formula="of:=AVERAGE(18;18;18)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4769.5;4838.62;4842.03)" office:value-type="float" office:value="4816.71666666667">
            <text:p>4816,72</text:p>
          </table:table-cell>
          <table:table-cell table:formula="of:=AVERAGE(18;18;18)" office:value-type="float" office:value="18">
            <text:p>18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1_4_1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115" table:end-x="0.107cm" table:end-y="0.387cm" draw:z-index="11" draw:style-name="gr1" svg:width="11.36cm" svg:height="3.902cm" svg:x="0.037cm" svg:y="0.007cm">
              <draw:object draw:notify-on-update-of-ranges="δ.A110:δ.A114 δ.D110:δ.D114 δ.E110:δ.E114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11258;11247;11250)" office:value-type="float" office:value="11251.6666666667">
            <text:p>11251,67</text:p>
          </table:table-cell>
          <table:table-cell table:formula="of:=AVERAGE(43;43;43)" office:value-type="float" office:value="43">
            <text:p>43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11901;11773;11527)" office:value-type="float" office:value="11733.6666666667">
            <text:p>11733,67</text:p>
          </table:table-cell>
          <table:table-cell table:formula="of:=AVERAGE(40;40;40)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11485;12209;11539)" office:value-type="float" office:value="11744.3333333333">
            <text:p>11744,33</text:p>
          </table:table-cell>
          <table:table-cell table:formula="of:=AVERAGE(40;40;40)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11468;11396;11590)" office:value-type="float" office:value="11484.6666666667">
            <text:p>11484,67</text:p>
          </table:table-cell>
          <table:table-cell table:formula="of:=AVERAGE(40;40;40)" office:value-type="float" office:value="40">
            <text:p>40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11098;11173;11179)" office:value-type="float" office:value="11150">
            <text:p>11150</text:p>
          </table:table-cell>
          <table:table-cell table:formula="of:=AVERAGE(40;40;40)" office:value-type="float" office:value="40">
            <text:p>40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1_6_1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124" table:end-x="0.107cm" table:end-y="0.386cm" draw:z-index="12" draw:style-name="gr1" svg:width="11.36cm" svg:height="3.902cm" svg:x="0.037cm" svg:y="0.006cm">
              <draw:object draw:notify-on-update-of-ranges="δ.A119:δ.A123 δ.D119:δ.D123 δ.E119:δ.E123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23373;23373;23373)" office:value-type="float" office:value="23373">
            <text:p>23373</text:p>
          </table:table-cell>
          <table:table-cell table:formula="of:=AVERAGE(65;65;65)" office:value-type="float" office:value="65">
            <text:p>65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26278;25209;25133)" office:value-type="float" office:value="25540">
            <text:p>25540</text:p>
          </table:table-cell>
          <table:table-cell table:formula="of:=AVERAGE(59;59;59)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25145;24743;25284)" office:value-type="float" office:value="25057.3333333333">
            <text:p>25057,33</text:p>
          </table:table-cell>
          <table:table-cell table:formula="of:=AVERAGE(59;59;59)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23950;25089;25583)" office:value-type="float" office:value="24874">
            <text:p>24874</text:p>
          </table:table-cell>
          <table:table-cell table:formula="of:=AVERAGE(59;59;59)" office:value-type="float" office:value="59">
            <text:p>59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24137;23743;23807)" office:value-type="float" office:value="23895.6666666667">
            <text:p>23895,67</text:p>
          </table:table-cell>
          <table:table-cell table:formula="of:=AVERAGE(59;59;59)" office:value-type="float" office:value="59">
            <text:p>59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5" office:value-type="string" table:number-columns-spanned="5" table:number-rows-spanned="1">
            <text:p>R1_10_1 1' sin L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/>
          <table:table-cell table:style-name="ce29" office:value-type="string">
            <text:p>π</text:p>
          </table:table-cell>
          <table:table-cell table:style-name="ce29" office:value-type="string">
            <text:p>π</text:p>
          </table:table-cell>
          <table:table-cell table:style-name="ce29" office:value-type="string">
            <text:p>L</text:p>
          </table:table-cell>
          <table:table-cell table:style-name="ce29" office:value-type="string">
            <text:p>V</text:p>
          </table:table-cell>
          <table:table-cell>
            <draw:frame table:end-cell-address="δ.K133" table:end-x="0.107cm" table:end-y="0.387cm" draw:z-index="13" draw:style-name="gr1" svg:width="11.36cm" svg:height="3.902cm" svg:x="0.037cm" svg:y="0.006cm">
              <draw:object draw:notify-on-update-of-ranges="δ.A128:δ.A132 δ.D128:δ.D132 δ.E128:δ.E132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50">
            <text:p>50</text:p>
          </table:table-cell>
          <table:table-cell table:formula="of:=AVERAGE(58356;58356;58356)" office:value-type="float" office:value="58356">
            <text:p>58356</text:p>
          </table:table-cell>
          <table:table-cell table:formula="of:=AVERAGE(103;103;103)" office:value-type="float" office:value="103">
            <text:p>103</text:p>
          </table:table-cell>
          <table:table-cell table:number-columns-repeated="1019"/>
        </table:table-row>
        <table:table-row table:style-name="ro2">
          <table:table-cell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table:formula="of:=AVERAGE(60209;60797;60686)" office:value-type="float" office:value="60564">
            <text:p>60564</text:p>
          </table:table-cell>
          <table:table-cell table:formula="of:=AVERAGE(100;100;100)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table:formula="of:=AVERAGE(62460;60436;61945)" office:value-type="float" office:value="61613.6666666667">
            <text:p>61613,67</text:p>
          </table:table-cell>
          <table:table-cell table:formula="of:=AVERAGE(100;100;100)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table:formula="of:=AVERAGE(61613;60424;59642)" office:value-type="float" office:value="60559.6666666667">
            <text:p>60559,67</text:p>
          </table:table-cell>
          <table:table-cell table:formula="of:=AVERAGE(100;100;100)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table:formula="of:=AVERAGE(59174;59429;60355)" office:value-type="float" office:value="59652.6666666667">
            <text:p>59652,67</text:p>
          </table:table-cell>
          <table:table-cell table:formula="of:=AVERAGE(100;100;100)" office:value-type="float" office:value="100">
            <text:p>10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/02/2010</text:date>, <text:time>17:5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2-22T17:52:45</dc:date>
    <dc:creator>Andrés Quijano</dc:creator>
    <meta:editing-duration>PT80H10M58S</meta:editing-duration>
    <meta:editing-cycles>587</meta:editing-cycles>
    <meta:generator>OpenOffice.org/3.1$Linux OpenOffice.org_project/310m19$Build-9420</meta:generator>
    <meta:document-statistic meta:table-count="7" meta:cell-count="1279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325cm" svg:height="8.282cm" chart:class="chart:radar" chart:style-name="ch1">
        <chart:plot-area chart:style-name="ch2" table:cell-range-address="r104.E3:r104.F12" chart:data-source-has-labels="column" svg:x="0.246cm" svg:y="0.165cm" svg:width="11.833cm" svg:height="7.952cm">
          <chart:axis chart:dimension="x" chart:name="primary-x" chart:style-name="ch3">
            <chart:categories table:cell-range-address="r104.E3:r104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3:r104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3:r104.E12">R1</text:p>
              </table:table-cell>
              <table:table-cell office:value-type="float" office:value="1015.37">
                <text:p text:id="r104.F3:r104.F12">1015.3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988.92">
                <text:p>988.9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2.81">
                <text:p>1002.8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991.19">
                <text:p>991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02.07">
                <text:p>1002.0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988.28">
                <text:p>988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8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203cm" svg:height="4.469cm" chart:class="chart:line" chart:style-name="ch1">
        <chart:plot-area chart:style-name="ch2" table:cell-range-address="δ.A3:δ.A7 δ.D3:δ.E7" chart:data-source-has-labels="column" svg:x="0.184cm" svg:y="0.089cm" svg:width="8.835cm" svg:height="4.291cm">
          <chart:axis chart:dimension="x" chart:name="primary-x" chart:style-name="ch3">
            <chart:categories table:cell-range-address="δ.A3:δ.A7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3:δ.D7" chart:class="chart:line">
            <chart:data-point chart:repeated="5"/>
          </chart:series>
          <chart:series chart:attached-axis="secondary-y" chart:style-name="ch7" chart:values-cell-range-address="δ.E3:δ.E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3:δ.A7">0</text:p>
              </table:table-cell>
              <table:table-cell office:value-type="float" office:value="2668.715">
                <text:p text:id="δ.D3:δ.D7">2668.715</text:p>
              </table:table-cell>
              <table:table-cell office:value-type="float" office:value="19.5">
                <text:p text:id="δ.E3:δ.E7">19.5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2847.5675">
                <text:p>2847.56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819.9375">
                <text:p>2819.937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2838.9975">
                <text:p>2838.9975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846.46">
                <text:p>2846.46</text:p>
              </table:table-cell>
              <table:table-cell office:value-type="float" office:value="18.25">
                <text:p>18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66cm" svg:height="7.515cm" chart:class="chart:line" chart:style-name="ch1">
        <chart:title svg:x="5.576cm" svg:y="0.15cm" chart:style-name="ch2">
          <text:p>R1_6_1</text:p>
        </chart:title>
        <chart:subtitle svg:x="5.232cm" svg:y="0.884cm" chart:style-name="ch3">
          <text:p>59 vehículos</text:p>
        </chart:subtitle>
        <chart:plot-area chart:style-name="ch4" table:cell-range-address="r1_6_1.B22:r1_6_1.B30 r1_6_1.F21:r1_6_1.F30" chart:data-source-has-labels="both" svg:x="0.305cm" svg:y="1.563cm" svg:width="12.102cm" svg:height="5.853cm">
          <chart:axis chart:dimension="x" chart:name="primary-x" chart:style-name="ch5">
            <chart:title svg:x="6.497cm" svg:y="6.94cm" chart:style-name="ch6">
              <text:p>πv</text:p>
            </chart:title>
            <chart:categories table:cell-range-address="r1_6_1.B22:r1_6_1.B30"/>
          </chart:axis>
          <chart:axis chart:dimension="y" chart:name="primary-y" chart:style-name="ch5">
            <chart:title svg:x="0.254cm" svg:y="4.388cm" chart:style-name="ch7">
              <text:p>ms</text:p>
            </chart:title>
            <chart:grid chart:style-name="ch8" chart:class="major"/>
          </chart:axis>
          <chart:series chart:style-name="ch9" chart:values-cell-range-address="r1_6_1.F22:r1_6_1.F30" chart:label-cell-address="r1_6_1.F21:r1_6_1.F2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6_1.F21:r1_6_1.F21">tMV</text:p>
              </table:table-cell>
            </table:table-row>
          </table:table-header-rows>
          <table:table-rows>
            <table:table-row>
              <table:table-cell office:value-type="string">
                <text:p text:id="r1_6_1.B22:r1_6_1.B30">540</text:p>
              </table:table-cell>
              <table:table-cell office:value-type="float" office:value="1.#NAN">
                <text:p text:id="r1_6_1.F22:r1_6_1.F30">1.#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656.6666666667">
                <text:p>78656.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401.3333333333">
                <text:p>21401.33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434.3333333333">
                <text:p>27434.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52">
                <text:p>95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549cm" svg:height="7.635cm" chart:class="chart:line" chart:style-name="ch1">
        <chart:title svg:x="6.52cm" svg:y="0.152cm" chart:style-name="ch2">
          <text:p>R1_4_1</text:p>
        </chart:title>
        <chart:subtitle svg:x="6.176cm" svg:y="0.888cm" chart:style-name="ch3">
          <text:p>40 vehículos</text:p>
        </chart:subtitle>
        <chart:plot-area chart:style-name="ch4" table:cell-range-address="r1_4_1.B36:r1_4_1.B44 r1_4_1.F36:r1_4_1.F44" chart:data-source-has-labels="column" svg:x="0.379cm" svg:y="1.569cm" svg:width="13.88cm" svg:height="5.963cm">
          <chart:axis chart:dimension="x" chart:name="primary-x" chart:style-name="ch5">
            <chart:title svg:x="7.46cm" svg:y="7.058cm" chart:style-name="ch6">
              <text:p>πv</text:p>
            </chart:title>
            <chart:categories table:cell-range-address="r1_4_1.B36:r1_4_1.B44"/>
          </chart:axis>
          <chart:axis chart:dimension="y" chart:name="primary-y" chart:style-name="ch5">
            <chart:title svg:x="0.291cm" svg:y="4.449cm" chart:style-name="ch7">
              <text:p>ms</text:p>
            </chart:title>
            <chart:grid chart:style-name="ch8" chart:class="major"/>
          </chart:axis>
          <chart:series chart:style-name="ch9" chart:values-cell-range-address="r1_4_1.F36:r1_4_1.F4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B36:r1_4_1.B44">360</text:p>
              </table:table-cell>
              <table:table-cell office:value-type="float" office:value="36964">
                <text:p text:id="r1_4_1.F36:r1_4_1.F44">369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485.6666666667">
                <text:p>15485.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55.66666666667">
                <text:p>5855.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21.66666666667">
                <text:p>4821.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55.66666666667">
                <text:p>3855.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22.33333333333">
                <text:p>4022.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8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291cm" svg:height="4.698cm" chart:class="chart:line" chart:style-name="ch1">
        <chart:plot-area chart:style-name="ch2" table:cell-range-address="δ.A12:δ.A16 δ.D12:δ.E16" chart:data-source-has-labels="column" svg:x="0.185cm" svg:y="0.093cm" svg:width="8.921cm" svg:height="4.512cm">
          <chart:axis chart:dimension="x" chart:name="primary-x" chart:style-name="ch3">
            <chart:categories table:cell-range-address="δ.A12:δ.A16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12:δ.D16" chart:class="chart:line">
            <chart:data-point chart:repeated="5"/>
          </chart:series>
          <chart:series chart:attached-axis="secondary-y" chart:style-name="ch7" chart:values-cell-range-address="δ.E12:δ.E1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12:δ.A16">0</text:p>
              </table:table-cell>
              <table:table-cell office:value-type="float" office:value="4189.9425">
                <text:p text:id="δ.D12:δ.D16">4189.9425</text:p>
              </table:table-cell>
              <table:table-cell office:value-type="float" office:value="20.25">
                <text:p text:id="δ.E12:δ.E16">20.25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4477.125">
                <text:p>4477.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448.2525">
                <text:p>4448.25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4430.37">
                <text:p>4430.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404.77">
                <text:p>4404.7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873cm" svg:height="4.279cm" chart:class="chart:line" chart:style-name="ch1">
        <chart:plot-area chart:style-name="ch2" table:cell-range-address="δ.A21:δ.A25 δ.D21:δ.E25" chart:data-source-has-labels="column" svg:x="0.177cm" svg:y="0.085cm" svg:width="8.519cm" svg:height="4.109cm">
          <chart:axis chart:dimension="x" chart:name="primary-x" chart:style-name="ch3">
            <chart:categories table:cell-range-address="δ.A21:δ.A25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21:δ.D25" chart:class="chart:line">
            <chart:data-point chart:repeated="5"/>
          </chart:series>
          <chart:series chart:attached-axis="secondary-y" chart:style-name="ch7" chart:values-cell-range-address="δ.E21:δ.E2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21:δ.A25">0</text:p>
              </table:table-cell>
              <table:table-cell office:value-type="float" office:value="3373.615">
                <text:p text:id="δ.D21:δ.D25">3373.615</text:p>
              </table:table-cell>
              <table:table-cell office:value-type="float" office:value="19.25">
                <text:p text:id="δ.E21:δ.E25">19.25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3619.355">
                <text:p>3619.3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46.675">
                <text:p>3646.6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3697.335">
                <text:p>3697.3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678.745">
                <text:p>3678.745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742cm" svg:height="4.653cm" chart:class="chart:line" chart:style-name="ch1">
        <chart:plot-area chart:style-name="ch2" table:cell-range-address="δ.A29:δ.A33 δ.D29:δ.E33" chart:data-source-has-labels="column" svg:x="0.174cm" svg:y="0.093cm" svg:width="8.394cm" svg:height="4.467cm">
          <chart:axis chart:dimension="x" chart:name="primary-x" chart:style-name="ch3">
            <chart:categories table:cell-range-address="δ.A29:δ.A33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29:δ.D33" chart:class="chart:line">
            <chart:data-point chart:repeated="5"/>
          </chart:series>
          <chart:series chart:attached-axis="secondary-y" chart:style-name="ch7" chart:values-cell-range-address="δ.E29:δ.E3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29:δ.A33">0</text:p>
              </table:table-cell>
              <table:table-cell office:value-type="float" office:value="825.1775">
                <text:p text:id="δ.D29:δ.D33">825.1775</text:p>
              </table:table-cell>
              <table:table-cell office:value-type="float" office:value="10">
                <text:p text:id="δ.E29:δ.E33">1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824.78">
                <text:p>824.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837.7225">
                <text:p>837.72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832.615">
                <text:p>832.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30.885">
                <text:p>830.88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9.724cm" svg:height="7.984cm" chart:class="chart:radar" chart:style-name="ch1">
        <chart:plot-area chart:style-name="ch2" table:cell-range-address="r1_10_1.E3:r1_10_1.F12" chart:data-source-has-labels="column" svg:x="0.194cm" svg:y="0.159cm" svg:width="9.336cm" svg:height="7.666cm">
          <chart:axis chart:dimension="x" chart:name="primary-x" chart:style-name="ch3">
            <chart:categories table:cell-range-address="r1_10_1.E3:r1_10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10_1.F3:r1_10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10_1.E3:r1_10_1.E12">R1</text:p>
              </table:table-cell>
              <table:table-cell office:value-type="float" office:value="67803.4">
                <text:p text:id="r1_10_1.F3:r1_10_1.F12">67803.4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69613.5">
                <text:p>69613.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69406.7">
                <text:p>69406.7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68575.83">
                <text:p>68575.8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69788.47">
                <text:p>69788.4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71072.51">
                <text:p>71072.5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69888.52">
                <text:p>69888.5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68675.7">
                <text:p>68675.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68275.06">
                <text:p>68275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69264.48">
                <text:p>69264.4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1294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764cm" svg:height="5.134cm" chart:class="chart:line" chart:style-name="ch1">
        <chart:plot-area chart:style-name="ch2" table:cell-range-address="δ.A38:δ.A42 δ.D38:δ.E42" chart:data-source-has-labels="column" svg:x="0.175cm" svg:y="0.102cm" svg:width="8.414cm" svg:height="4.93cm">
          <chart:axis chart:dimension="x" chart:name="primary-x" chart:style-name="ch3">
            <chart:categories table:cell-range-address="δ.A38:δ.A4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38:δ.D42" chart:class="chart:line">
            <chart:data-point chart:repeated="5"/>
          </chart:series>
          <chart:series chart:attached-axis="secondary-y" chart:style-name="ch8" chart:values-cell-range-address="δ.E38:δ.E4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38:δ.A42">0</text:p>
              </table:table-cell>
              <table:table-cell office:value-type="float" office:value="1220.1575">
                <text:p text:id="δ.D38:δ.D42">1220.1575</text:p>
              </table:table-cell>
              <table:table-cell office:value-type="float" office:value="14.5">
                <text:p text:id="δ.E38:δ.E42">14.5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297.8425">
                <text:p>1297.84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296.6725">
                <text:p>1296.67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296.2125">
                <text:p>1296.21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295.475">
                <text:p>1295.47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96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328cm" svg:height="4.577cm" chart:class="chart:line" chart:style-name="ch1">
        <chart:plot-area chart:style-name="ch2" table:cell-range-address="δ.A56:δ.A60 δ.D56:δ.E60" chart:data-source-has-labels="column" svg:x="0.226cm" svg:y="0.091cm" svg:width="10.876cm" svg:height="4.395cm">
          <chart:axis chart:dimension="x" chart:name="primary-x" chart:style-name="ch3">
            <chart:categories table:cell-range-address="δ.A56:δ.A6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56:δ.D60" chart:class="chart:line">
            <chart:data-point chart:repeated="5"/>
          </chart:series>
          <chart:series chart:attached-axis="secondary-y" chart:style-name="ch8" chart:values-cell-range-address="δ.E56:δ.E6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56:δ.A60">0</text:p>
              </table:table-cell>
              <table:table-cell office:value-type="float" office:value="7630.33333333333">
                <text:p text:id="δ.D56:δ.D60">7630.33333333333</text:p>
              </table:table-cell>
              <table:table-cell office:value-type="float" office:value="38">
                <text:p text:id="δ.E56:δ.E60">38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9829.33333333333">
                <text:p>9829.333333333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9752">
                <text:p>9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9685.66666666667">
                <text:p>9685.666666666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784">
                <text:p>9784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69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" chart:maximum="11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207cm" svg:height="4.055cm" chart:class="chart:line" chart:style-name="ch1">
        <chart:plot-area chart:style-name="ch2" table:cell-range-address="δ.A65:δ.A69 δ.D65:δ.E69" chart:data-source-has-labels="column" svg:x="0.224cm" svg:y="0.081cm" svg:width="10.759cm" svg:height="3.893cm">
          <chart:axis chart:dimension="x" chart:name="primary-x" chart:style-name="ch3">
            <chart:categories table:cell-range-address="δ.A65:δ.A6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65:δ.D69" chart:class="chart:line">
            <chart:data-point chart:repeated="5"/>
          </chart:series>
          <chart:series chart:attached-axis="secondary-y" chart:style-name="ch8" chart:values-cell-range-address="δ.E65:δ.E69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65:δ.A69">0</text:p>
              </table:table-cell>
              <table:table-cell office:value-type="float" office:value="6643.66666666667">
                <text:p text:id="δ.D65:δ.D69">6643.66666666667</text:p>
              </table:table-cell>
              <table:table-cell office:value-type="float" office:value="10">
                <text:p text:id="δ.E65:δ.E69">1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7165">
                <text:p>71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7065.33333333333">
                <text:p>7065.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6944.33333333333">
                <text:p>6944.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038">
                <text:p>703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51cm" svg:height="7.199cm" chart:class="chart:radar" chart:style-name="ch1">
        <chart:plot-area chart:style-name="ch2" table:cell-range-address="rc105.E3:rc105.F12" chart:data-source-has-labels="column" svg:x="0.203cm" svg:y="0.143cm" svg:width="9.745cm" svg:height="6.913cm">
          <chart:axis chart:dimension="x" chart:name="primary-x" chart:style-name="ch3">
            <chart:categories table:cell-range-address="rc105.E3:rc105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3:rc105.F12" chart:class="chart:radar">
            <chart:data-point chart:repeated="5"/>
            <chart:data-point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3:rc105.E12">R1</text:p>
              </table:table-cell>
              <table:table-cell office:value-type="float" office:value="1542.26">
                <text:p text:id="rc105.F3:rc105.F12">1542.26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42.26">
                <text:p>1542.2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9.13">
                <text:p>1549.13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52.05">
                <text:p>1552.05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368cm" svg:height="7.505cm" chart:class="chart:line" chart:style-name="ch1">
        <chart:title svg:x="4.311cm" svg:y="0.15cm" chart:style-name="ch2">
          <text:p>R1_10_1</text:p>
        </chart:title>
        <chart:subtitle svg:x="4.086cm" svg:y="0.884cm" chart:style-name="ch3">
          <text:p>59 vehículos</text:p>
        </chart:subtitle>
        <chart:plot-area chart:style-name="ch4" table:cell-range-address="r1_10_1.B22:r1_10_1.B31 r1_10_1.F22:r1_10_1.F31" chart:data-source-has-labels="column" svg:x="0.213cm" svg:y="1.563cm" svg:width="9.948cm" svg:height="5.843cm">
          <chart:axis chart:dimension="x" chart:name="primary-x" chart:style-name="ch5">
            <chart:title svg:x="5.328cm" svg:y="6.93cm" chart:style-name="ch6">
              <text:p>πv</text:p>
            </chart:title>
            <chart:categories table:cell-range-address="r1_10_1.B22:r1_10_1.B31"/>
          </chart:axis>
          <chart:axis chart:dimension="y" chart:name="primary-y" chart:style-name="ch5">
            <chart:title svg:x="0.208cm" svg:y="4.383cm" chart:style-name="ch7">
              <text:p>ms</text:p>
            </chart:title>
            <chart:grid chart:style-name="ch8" chart:class="major"/>
          </chart:axis>
          <chart:series chart:style-name="ch9" chart:values-cell-range-address="r1_10_1.F22:r1_10_1.F3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10_1.B22:r1_10_1.B31">900</text:p>
              </table:table-cell>
              <table:table-cell office:value-type="float" office:value="1.#NAN">
                <text:p text:id="r1_10_1.F22:r1_10_1.F31">1.#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605">
                <text:p>396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360">
                <text:p>373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3719">
                <text:p>337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884">
                <text:p>98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05">
                <text:p>11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3">
                <text:p>32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45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" chart:maximum="11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74:δ.A78 δ.D74:δ.E78" chart:data-source-has-labels="column" svg:x="0.227cm" svg:y="0.078cm" svg:width="10.907cm" svg:height="3.747cm">
          <chart:axis chart:dimension="x" chart:name="primary-x" chart:style-name="ch3">
            <chart:categories table:cell-range-address="δ.A74:δ.A78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74:δ.D78" chart:class="chart:line">
            <chart:data-point chart:repeated="5"/>
          </chart:series>
          <chart:series chart:attached-axis="secondary-y" chart:style-name="ch8" chart:values-cell-range-address="δ.E74:δ.E7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74:δ.A78">0</text:p>
              </table:table-cell>
              <table:table-cell office:value-type="float" office:value="4324.66666666667">
                <text:p text:id="δ.D74:δ.D78">4324.66666666667</text:p>
              </table:table-cell>
              <table:table-cell office:value-type="float" office:value="10">
                <text:p text:id="δ.E74:δ.E78">1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4745.33333333333">
                <text:p>4745.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637.33333333333">
                <text:p>4637.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4513">
                <text:p>45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568.33333333333">
                <text:p>4568.3333333333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83:δ.A87 δ.D83:δ.E87" chart:data-source-has-labels="column" svg:x="0.227cm" svg:y="0.078cm" svg:width="10.907cm" svg:height="3.747cm">
          <chart:axis chart:dimension="x" chart:name="primary-x" chart:style-name="ch3">
            <chart:categories table:cell-range-address="δ.A83:δ.A87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83:δ.D87" chart:class="chart:line">
            <chart:data-point chart:repeated="5"/>
          </chart:series>
          <chart:series chart:attached-axis="secondary-y" chart:style-name="ch7" chart:values-cell-range-address="δ.E83:δ.E87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83:δ.A87">0</text:p>
              </table:table-cell>
              <table:table-cell office:value-type="float" office:value="1045.57">
                <text:p text:id="δ.D83:δ.D87">1045.57</text:p>
              </table:table-cell>
              <table:table-cell office:value-type="float" office:value="14">
                <text:p text:id="δ.E83:δ.E87">14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032.44666666667">
                <text:p>1032.44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037.93666666667">
                <text:p>1037.93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037.24666666667">
                <text:p>1037.24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039.77333333333">
                <text:p>1039.7733333333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92:δ.A96 δ.D92:δ.E96" chart:data-source-has-labels="column" svg:x="0.227cm" svg:y="0.078cm" svg:width="10.907cm" svg:height="3.747cm">
          <chart:axis chart:dimension="x" chart:name="primary-x" chart:style-name="ch3">
            <chart:categories table:cell-range-address="δ.A92:δ.A96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92:δ.D96" chart:class="chart:line">
            <chart:data-point chart:repeated="5"/>
          </chart:series>
          <chart:series chart:attached-axis="secondary-y" chart:style-name="ch7" chart:values-cell-range-address="δ.E92:δ.E9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92:δ.A96">0</text:p>
              </table:table-cell>
              <table:table-cell office:value-type="float" office:value="1597.69">
                <text:p text:id="δ.D92:δ.D96">1597.69</text:p>
              </table:table-cell>
              <table:table-cell office:value-type="float" office:value="18">
                <text:p text:id="δ.E92:δ.E96">18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563.41">
                <text:p>1563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568.25333333333">
                <text:p>1568.25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595.23">
                <text:p>1595.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568.82">
                <text:p>1568.8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45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101:δ.A105 δ.D101:δ.E105" chart:data-source-has-labels="column" svg:x="0.227cm" svg:y="0.078cm" svg:width="10.907cm" svg:height="3.747cm">
          <chart:axis chart:dimension="x" chart:name="primary-x" chart:style-name="ch3">
            <chart:categories table:cell-range-address="δ.A101:δ.A105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101:δ.D105" chart:class="chart:line">
            <chart:data-point chart:repeated="5"/>
          </chart:series>
          <chart:series chart:attached-axis="secondary-y" chart:style-name="ch8" chart:values-cell-range-address="δ.E101:δ.E10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101:δ.A105">0</text:p>
              </table:table-cell>
              <table:table-cell office:value-type="float" office:value="4259.27">
                <text:p text:id="δ.D101:δ.D105">4259.27</text:p>
              </table:table-cell>
              <table:table-cell office:value-type="float" office:value="23">
                <text:p text:id="δ.E101:δ.E105">23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4733.12">
                <text:p>4733.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773.87333333333">
                <text:p>4773.873333333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4605.72666666667">
                <text:p>4605.726666666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816.71666666667">
                <text:p>4816.7166666666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110:δ.A114 δ.D110:δ.E114" chart:data-source-has-labels="column" svg:x="0.227cm" svg:y="0.078cm" svg:width="10.907cm" svg:height="3.747cm">
          <chart:axis chart:dimension="x" chart:name="primary-x" chart:style-name="ch3">
            <chart:categories table:cell-range-address="δ.A110:δ.A114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110:δ.D114" chart:class="chart:line">
            <chart:data-point chart:repeated="5"/>
          </chart:series>
          <chart:series chart:attached-axis="secondary-y" chart:style-name="ch7" chart:values-cell-range-address="δ.E110:δ.E114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110:δ.A114">0</text:p>
              </table:table-cell>
              <table:table-cell office:value-type="float" office:value="11251.6666666667">
                <text:p text:id="δ.D110:δ.D114">11251.6666666667</text:p>
              </table:table-cell>
              <table:table-cell office:value-type="float" office:value="43">
                <text:p text:id="δ.E110:δ.E114">43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1733.6666666667">
                <text:p>11733.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1744.3333333333">
                <text:p>11744.33333333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11484.6666666667">
                <text:p>11484.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150">
                <text:p>111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35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119:δ.A123 δ.D119:δ.E123" chart:data-source-has-labels="column" svg:x="0.227cm" svg:y="0.078cm" svg:width="10.907cm" svg:height="3.747cm">
          <chart:axis chart:dimension="x" chart:name="primary-x" chart:style-name="ch3">
            <chart:categories table:cell-range-address="δ.A119:δ.A123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119:δ.D123" chart:class="chart:line">
            <chart:data-point chart:repeated="5"/>
          </chart:series>
          <chart:series chart:attached-axis="secondary-y" chart:style-name="ch8" chart:values-cell-range-address="δ.E119:δ.E12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119:δ.A123">0</text:p>
              </table:table-cell>
              <table:table-cell office:value-type="float" office:value="23373">
                <text:p text:id="δ.D119:δ.D123">23373</text:p>
              </table:table-cell>
              <table:table-cell office:value-type="float" office:value="65">
                <text:p text:id="δ.E119:δ.E123">65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25540">
                <text:p>255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5057.3333333333">
                <text:p>25057.33333333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24874">
                <text:p>2487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3895.6666666667">
                <text:p>23895.6666666667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59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1.361cm" svg:height="3.903cm" chart:class="chart:line" chart:style-name="ch1">
        <chart:plot-area chart:style-name="ch2" table:cell-range-address="δ.A128:δ.A132 δ.D128:δ.E132" chart:data-source-has-labels="column" svg:x="0.227cm" svg:y="0.078cm" svg:width="10.907cm" svg:height="3.747cm">
          <chart:axis chart:dimension="x" chart:name="primary-x" chart:style-name="ch3">
            <chart:categories table:cell-range-address="δ.A128:δ.A132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δ.D128:δ.D132" chart:class="chart:line">
            <chart:data-point chart:repeated="5"/>
          </chart:series>
          <chart:series chart:attached-axis="secondary-y" chart:style-name="ch8" chart:values-cell-range-address="δ.E128:δ.E13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128:δ.A132">0</text:p>
              </table:table-cell>
              <table:table-cell office:value-type="float" office:value="58356">
                <text:p text:id="δ.D128:δ.D132">58356</text:p>
              </table:table-cell>
              <table:table-cell office:value-type="float" office:value="103">
                <text:p text:id="δ.E128:δ.E132">103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60564">
                <text:p>605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61613.6666666667">
                <text:p>61613.6666666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60559.6666666667">
                <text:p>60559.6666666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9652.6666666667">
                <text:p>59652.666666666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9.413cm" svg:height="3.834cm" chart:class="chart:line" chart:style-name="ch1">
        <chart:plot-area chart:style-name="ch2" table:cell-range-address="δ.A47:δ.A51 δ.D47:δ.E51" chart:data-source-has-labels="column" svg:x="0.188cm" svg:y="0.076cm" svg:width="9.037cm" svg:height="3.682cm">
          <chart:axis chart:dimension="x" chart:name="primary-x" chart:style-name="ch3">
            <chart:categories table:cell-range-address="δ.A47:δ.A5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δ.D47:δ.D51" chart:class="chart:line">
            <chart:data-point chart:repeated="5"/>
          </chart:series>
          <chart:series chart:attached-axis="secondary-y" chart:style-name="ch7" chart:values-cell-range-address="δ.E47:δ.E5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δ.A47:δ.A51">0</text:p>
              </table:table-cell>
              <table:table-cell office:value-type="float" office:value="829.69">
                <text:p text:id="δ.D47:δ.D51">829.69</text:p>
              </table:table-cell>
              <table:table-cell office:value-type="float" office:value="4">
                <text:p text:id="δ.E47:δ.E51">4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855.163333333333">
                <text:p>855.16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852.5">
                <text:p>85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877.513333333333">
                <text:p>877.51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880.196666666667">
                <text:p>880.19666666666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8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068cm" svg:height="7.83cm" chart:class="chart:line" chart:style-name="ch1">
        <chart:title svg:x="5.518cm" svg:y="0.156cm" chart:style-name="ch2">
          <text:p>R104</text:p>
        </chart:title>
        <chart:subtitle svg:x="4.936cm" svg:y="0.896cm" chart:style-name="ch3">
          <text:p>10 vehículos</text:p>
        </chart:subtitle>
        <chart:plot-area chart:style-name="ch4" table:cell-range-address="r104.B23:r104.B31 r104.B21:r104.B21 r104.F23:r104.F31" chart:data-source-has-labels="both" svg:x="0.281cm" svg:y="1.581cm" svg:width="11.546cm" svg:height="6.138cm">
          <chart:axis chart:dimension="x" chart:name="primary-x" chart:style-name="ch5">
            <chart:title svg:x="6.195cm" svg:y="7.249cm" chart:style-name="ch6">
              <text:p>πv</text:p>
            </chart:title>
            <chart:categories table:cell-range-address="r104.B23:r104.B31"/>
          </chart:axis>
          <chart:axis chart:dimension="y" chart:name="primary-y" chart:style-name="ch7">
            <chart:title svg:x="0.242cm" svg:y="4.549cm" chart:style-name="ch8">
              <text:p>ms</text:p>
            </chart:title>
            <chart:grid chart:style-name="ch9" chart:class="major"/>
          </chart:axis>
          <chart:series chart:style-name="ch10" chart:values-cell-range-address="r104.F23:r104.F31" chart:label-cell-address="r104.B21:r104.B2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04.B21:r104.B21">πv</text:p>
              </table:table-cell>
            </table:table-row>
          </table:table-header-rows>
          <table:table-rows>
            <table:table-row>
              <table:table-cell office:value-type="string">
                <text:p text:id="r104.B23:r104.B31">90</text:p>
              </table:table-cell>
              <table:table-cell office:value-type="float" office:value="8215">
                <text:p text:id="r104.F23:r104.F31">8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38">
                <text:p>58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9">
                <text:p>21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maximum="8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219cm" svg:height="7cm" chart:class="chart:line" chart:style-name="ch1">
        <chart:title svg:x="5.434cm" svg:y="0.14cm" chart:style-name="ch2">
          <text:p>RC105</text:p>
        </chart:title>
        <chart:subtitle svg:x="5.011cm" svg:y="0.864cm" chart:style-name="ch3">
          <text:p>14 vehículos</text:p>
        </chart:subtitle>
        <chart:plot-area chart:style-name="ch4" table:cell-range-address="rc105.B22:rc105.B30 rc105.F20:rc105.F20 rc105.F22:rc105.F30" chart:data-source-has-labels="both" svg:x="0.287cm" svg:y="1.533cm" svg:width="11.688cm" svg:height="5.388cm">
          <chart:axis chart:dimension="x" chart:name="primary-x" chart:style-name="ch5">
            <chart:title svg:x="6.272cm" svg:y="6.435cm" chart:style-name="ch6">
              <text:p>πv</text:p>
            </chart:title>
            <chart:categories table:cell-range-address="rc105.B22:rc105.B30"/>
          </chart:axis>
          <chart:axis chart:dimension="y" chart:name="primary-y" chart:style-name="ch7">
            <chart:title svg:x="0.245cm" svg:y="4.126cm" chart:style-name="ch8">
              <text:p>ms</text:p>
            </chart:title>
            <chart:grid chart:style-name="ch9" chart:class="major"/>
          </chart:axis>
          <chart:series chart:style-name="ch10" chart:values-cell-range-address="rc105.F22:rc105.F30" chart:label-cell-address="rc105.F20:rc105.F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c105.F20:rc105.F20">tMV</text:p>
              </table:table-cell>
            </table:table-row>
          </table:table-header-rows>
          <table:table-rows>
            <table:table-row>
              <table:table-cell office:value-type="string">
                <text:p text:id="rc105.B22:rc105.B30">90</text:p>
              </table:table-cell>
              <table:table-cell office:value-type="float" office:value="3528">
                <text:p text:id="rc105.F22:rc105.F30">3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6">
                <text:p>3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77">
                <text:p>7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42">
                <text:p>6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2569">
                <text:p>1125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113cm" svg:height="7cm" chart:class="chart:radar" chart:style-name="ch1">
        <chart:plot-area chart:style-name="ch2" table:cell-range-address="r1_2_2.E3:r1_2_2.F12" chart:data-source-has-labels="column" svg:x="0.142cm" svg:y="0.14cm" svg:width="6.829cm" svg:height="6.72cm">
          <chart:axis chart:dimension="x" chart:name="primary-x" chart:style-name="ch3">
            <chart:categories table:cell-range-address="r1_2_2.E3:r1_2_2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3:r1_2_2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3:r1_2_2.E12">R1</text:p>
              </table:table-cell>
              <table:table-cell office:value-type="float" office:value="4397.78">
                <text:p text:id="r1_2_2.F3:r1_2_2.F12">4397.78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99.49">
                <text:p>4499.4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503.24">
                <text:p>4503.2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419.37">
                <text:p>4419.3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30.87">
                <text:p>4430.8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01.48">
                <text:p>4401.4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421.06">
                <text:p>4421.06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495.21">
                <text:p>4495.21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538.08">
                <text:p>4538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3:r1_4_1.F12" chart:data-source-has-labels="column" svg:x="0.16cm" svg:y="0.14cm" svg:width="7.68cm" svg:height="6.72cm">
          <chart:axis chart:dimension="x" chart:name="primary-x" chart:style-name="ch3">
            <chart:categories table:cell-range-address="r1_4_1.E3:r1_4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:r1_4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3:r1_4_1.E12">R1</text:p>
              </table:table-cell>
              <table:table-cell office:value-type="float" office:value="11073">
                <text:p text:id="r1_4_1.F3:r1_4_1.F12">11073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970">
                <text:p>10970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1064">
                <text:p>11064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1116">
                <text:p>11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801cm" svg:height="7.691cm" chart:class="chart:radar" chart:style-name="ch1">
        <chart:plot-area chart:style-name="ch2" table:cell-range-address="r1_6_1.E3:r1_6_1.F12" chart:data-source-has-labels="column" svg:x="0.176cm" svg:y="0.153cm" svg:width="8.449cm" svg:height="7.385cm">
          <chart:axis chart:dimension="x" chart:name="primary-x" chart:style-name="ch3">
            <chart:categories table:cell-range-address="r1_6_1.E3:r1_6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3:r1_6_1.F12" chart:class="chart:radar">
            <chart:data-point chart:style-name="ch6"/>
            <chart:data-point chart:repeated="2"/>
            <chart:data-point chart:style-name="ch6"/>
            <chart:data-point/>
            <chart:data-point chart:style-name="ch6"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3:r1_6_1.E12">R1</text:p>
              </table:table-cell>
              <table:table-cell office:value-type="float" office:value="23215.31">
                <text:p text:id="r1_6_1.F3:r1_6_1.F12">23215.3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644.9">
                <text:p>23644.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240.06">
                <text:p>23240.0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172.04">
                <text:p>23172.0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703.75">
                <text:p>23703.75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3181.42">
                <text:p>23181.4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289.63">
                <text:p>23289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011.03">
                <text:p>23011.03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3391.73">
                <text:p>23391.73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501.62">
                <text:p>23501.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2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0.991cm" svg:height="6.742cm" chart:class="chart:line" chart:style-name="ch1">
        <chart:title svg:x="4.741cm" svg:y="0.134cm" chart:style-name="ch2">
          <text:p>R1_2_2</text:p>
        </chart:title>
        <chart:subtitle svg:x="4.397cm" svg:y="0.852cm" chart:style-name="ch3">
          <text:p>18 vehículos</text:p>
        </chart:subtitle>
        <chart:plot-area chart:style-name="ch4" table:cell-range-address="r1_2_2.B22:r1_2_2.B30 r1_2_2.F20:r1_2_2.F20 r1_2_2.F22:r1_2_2.F30" chart:data-source-has-labels="both" svg:x="0.237cm" svg:y="1.515cm" svg:width="10.535cm" svg:height="5.16cm">
          <chart:axis chart:dimension="x" chart:name="primary-x" chart:style-name="ch5">
            <chart:title svg:x="5.645cm" svg:y="6.183cm" chart:style-name="ch6">
              <text:p>πv</text:p>
            </chart:title>
            <chart:categories table:cell-range-address="r1_2_2.B22:r1_2_2.B30"/>
          </chart:axis>
          <chart:axis chart:dimension="y" chart:name="primary-y" chart:style-name="ch7">
            <chart:title svg:x="0.22cm" svg:y="3.994cm" chart:style-name="ch8">
              <text:p>ms</text:p>
            </chart:title>
            <chart:grid chart:style-name="ch9" chart:class="major"/>
          </chart:axis>
          <chart:series chart:style-name="ch10" chart:values-cell-range-address="r1_2_2.F22:r1_2_2.F30" chart:label-cell-address="r1_2_2.F20:r1_2_2.F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2_2.F20:r1_2_2.F20">tMV</text:p>
              </table:table-cell>
            </table:table-row>
          </table:table-header-rows>
          <table:table-rows>
            <table:table-row>
              <table:table-cell office:value-type="string">
                <text:p text:id="r1_2_2.B22:r1_2_2.B30">180</text:p>
              </table:table-cell>
              <table:table-cell office:value-type="float" office:value="19306">
                <text:p text:id="r1_2_2.F22:r1_2_2.F30">193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17">
                <text:p>15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65">
                <text:p>185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88">
                <text:p>139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840">
                <text:p>128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095">
                <text:p>1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11">
                <text:p>13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144cm" svg:height="6.893cm" chart:class="chart:line" chart:style-name="ch1">
        <chart:plot-area chart:style-name="ch2" table:cell-range-address="r1_4_1.B23:r1_4_1.B31 r1_4_1.F21:r1_4_1.G21 r1_4_1.F23:r1_4_1.F31 r1_4_1.I23:r1_4_1.I31" chart:data-source-has-labels="both" svg:x="0.242cm" svg:y="0.137cm" svg:width="11.66cm" svg:height="6.619cm">
          <chart:axis chart:dimension="x" chart:name="primary-x" chart:style-name="ch3">
            <chart:categories table:cell-range-address="r1_4_1.B23:r1_4_1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4_1.F23:r1_4_1.F31" chart:label-cell-address="r1_4_1.F21:r1_4_1.F21" chart:class="chart:line">
            <chart:data-point chart:repeated="9"/>
          </chart:series>
          <chart:series chart:attached-axis="secondary-y" chart:style-name="ch7" chart:values-cell-range-address="r1_4_1.I23:r1_4_1.I31" chart:label-cell-address="r1_4_1.G21:r1_4_1.G2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4_1.F21:r1_4_1.F21">tMV</text:p>
              </table:table-cell>
              <table:table-cell office:value-type="string">
                <text:p text:id="r1_4_1.G21:r1_4_1.G21">PR</text:p>
              </table:table-cell>
            </table:table-row>
          </table:table-header-rows>
          <table:table-rows>
            <table:table-row>
              <table:table-cell office:value-type="string">
                <text:p text:id="r1_4_1.B23:r1_4_1.B31">0,1</text:p>
              </table:table-cell>
              <table:table-cell office:value-type="float" office:value="59033">
                <text:p text:id="r1_4_1.F23:r1_4_1.F31">59033</text:p>
              </table:table-cell>
              <table:table-cell office:value-type="float" office:value="348.25">
                <text:p text:id="r1_4_1.I23:r1_4_1.I31">348.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784">
                <text:p>49784</text:p>
              </table:table-cell>
              <table:table-cell office:value-type="float" office:value="316.305">
                <text:p>316.30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48121">
                <text:p>48121</text:p>
              </table:table-cell>
              <table:table-cell office:value-type="float" office:value="280.97">
                <text:p>280.9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32795">
                <text:p>32795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4843">
                <text:p>34843</text:p>
              </table:table-cell>
              <table:table-cell office:value-type="float" office:value="204.585">
                <text:p>204.58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5399">
                <text:p>25399</text:p>
              </table:table-cell>
              <table:table-cell office:value-type="float" office:value="166.82">
                <text:p>166.8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4011">
                <text:p>24011</text:p>
              </table:table-cell>
              <table:table-cell office:value-type="float" office:value="127.875">
                <text:p>127.87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4547">
                <text:p>24547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9815">
                <text:p>19815</text:p>
              </table:table-cell>
              <table:table-cell office:value-type="float" office:value="48.66">
                <text:p>48.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